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0.7055in"/>
    </style:style>
    <style:style style:name="TableColumn3" style:family="table-column">
      <style:table-column-properties style:column-width="0.3145in"/>
    </style:style>
    <style:style style:name="TableColumn4" style:family="table-column">
      <style:table-column-properties style:column-width="0.3145in"/>
    </style:style>
    <style:style style:name="TableColumn5" style:family="table-column">
      <style:table-column-properties style:column-width="0.3145in"/>
    </style:style>
    <style:style style:name="TableColumn6" style:family="table-column">
      <style:table-column-properties style:column-width="0.3145in"/>
    </style:style>
    <style:style style:name="TableColumn7" style:family="table-column">
      <style:table-column-properties style:column-width="0.3145in"/>
    </style:style>
    <style:style style:name="TableColumn8" style:family="table-column">
      <style:table-column-properties style:column-width="0.3145in"/>
    </style:style>
    <style:style style:name="TableColumn9" style:family="table-column">
      <style:table-column-properties style:column-width="0.3145in"/>
    </style:style>
    <style:style style:name="TableColumn10" style:family="table-column">
      <style:table-column-properties style:column-width="0.3145in"/>
    </style:style>
    <style:style style:name="TableColumn11" style:family="table-column">
      <style:table-column-properties style:column-width="0.3145in"/>
    </style:style>
    <style:style style:name="TableColumn12" style:family="table-column">
      <style:table-column-properties style:column-width="0.3145in"/>
    </style:style>
    <style:style style:name="TableColumn13" style:family="table-column">
      <style:table-column-properties style:column-width="0.3145in"/>
    </style:style>
    <style:style style:name="TableColumn14" style:family="table-column">
      <style:table-column-properties style:column-width="0.3145in"/>
    </style:style>
    <style:style style:name="TableColumn15" style:family="table-column">
      <style:table-column-properties style:column-width="0.3145in"/>
    </style:style>
    <style:style style:name="TableColumn16" style:family="table-column">
      <style:table-column-properties style:column-width="0.3145in"/>
    </style:style>
    <style:style style:name="TableColumn17" style:family="table-column">
      <style:table-column-properties style:column-width="0.3145in"/>
    </style:style>
    <style:style style:name="TableColumn18" style:family="table-column">
      <style:table-column-properties style:column-width="0.3145in"/>
    </style:style>
    <style:style style:name="TableColumn19" style:family="table-column">
      <style:table-column-properties style:column-width="0.3145in"/>
    </style:style>
    <style:style style:name="TableColumn20" style:family="table-column">
      <style:table-column-properties style:column-width="0.0291in"/>
    </style:style>
    <style:style style:name="TableColumn21" style:family="table-column">
      <style:table-column-properties style:column-width="0.2854in"/>
    </style:style>
    <style:style style:name="TableColumn22" style:family="table-column">
      <style:table-column-properties style:column-width="0.3145in"/>
    </style:style>
    <style:style style:name="TableColumn23" style:family="table-column">
      <style:table-column-properties style:column-width="0.3145in"/>
    </style:style>
    <style:style style:name="TableColumn24" style:family="table-column">
      <style:table-column-properties style:column-width="0.3145in"/>
    </style:style>
    <style:style style:name="TableColumn25" style:family="table-column">
      <style:table-column-properties style:column-width="0.3145in"/>
    </style:style>
    <style:style style:name="TableColumn26" style:family="table-column">
      <style:table-column-properties style:column-width="0.3145in"/>
    </style:style>
    <style:style style:name="TableColumn27" style:family="table-column">
      <style:table-column-properties style:column-width="0.3145in"/>
    </style:style>
    <style:style style:name="TableColumn28" style:family="table-column">
      <style:table-column-properties style:column-width="0.3145in"/>
    </style:style>
    <style:style style:name="TableColumn29" style:family="table-column">
      <style:table-column-properties style:column-width="0.3145in"/>
    </style:style>
    <style:style style:name="TableColumn30" style:family="table-column">
      <style:table-column-properties style:column-width="0.3145in"/>
    </style:style>
    <style:style style:name="TableColumn31" style:family="table-column">
      <style:table-column-properties style:column-width="0.3145in"/>
    </style:style>
    <style:style style:name="TableColumn32" style:family="table-column">
      <style:table-column-properties style:column-width="0.0187in"/>
    </style:style>
    <style:style style:name="TableColumn33" style:family="table-column">
      <style:table-column-properties style:column-width="0.0236in"/>
    </style:style>
    <style:style style:name="Table1" style:family="table" style:master-page-name="MP0">
      <style:table-properties style:width="9.5562in" fo:margin-left="0in" table:align="left"/>
    </style:style>
    <style:style style:name="TableRow34" style:family="table-row">
      <style:table-row-properties style:min-row-height="0.1875in"/>
    </style:style>
    <style:style style:name="TableCell35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36" style:parent-style-name="Normal" style:family="paragraph">
      <style:paragraph-properties fo:break-before="page" fo:text-align="center" fo:margin-bottom="0in" fo:line-height="100%" fo:margin-left="-0.8659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TableCell37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9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41" style:family="table-row">
      <style:table-row-properties style:min-row-height="0.1777in"/>
    </style:style>
    <style:style style:name="TableCell42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4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ableCell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Cell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</style:style>
    <style:style style:name="TableCell8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ableCell9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</style:style>
    <style:style style:name="TableCell100" style:family="table-cell">
      <style:table-cell-properties fo:border="none" style:writing-mode="lr-tb" fo:padding-top="0in" fo:padding-left="0.0069in" fo:padding-bottom="0in" fo:padding-right="0.0069in"/>
    </style:style>
    <style:style style:name="P101" style:parent-style-name="Normal" style:family="paragraph">
      <style:paragraph-properties fo:text-align="center" fo:margin-bottom="0in" fo:line-height="100%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P103" style:parent-style-name="Normal" style:family="paragraph">
      <style:paragraph-properties fo:text-align="center" fo:margin-bottom="0in" fo:line-height="100%"/>
    </style:style>
    <style:style style:name="TableRow104" style:family="table-row">
      <style:table-row-properties style:min-row-height="0.1875in"/>
    </style:style>
    <style:style style:name="TableCell105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107" style:family="table-cell">
      <style:table-cell-properties fo:border="0.0069in solid #8EAADB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8EAADB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8EAADB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ableCell113" style:family="table-cell">
      <style:table-cell-properties fo:border="0.0069in solid #8EAADB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8EAADB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8EAADB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8EAADB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8EAADB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Cell123" style:family="table-cell">
      <style:table-cell-properties fo:border="0.0069in solid #8EAADB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</style:style>
    <style:style style:name="TableCell125" style:family="table-cell">
      <style:table-cell-properties fo:border="0.0069in solid #8EAADB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ableCell127" style:family="table-cell">
      <style:table-cell-properties fo:border="0.0069in solid #8EAADB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</style:style>
    <style:style style:name="TableCell129" style:family="table-cell">
      <style:table-cell-properties fo:border="0.0069in solid #8EAADB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TableCell131" style:family="table-cell">
      <style:table-cell-properties fo:border="0.0069in solid #8EAADB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</style:style>
    <style:style style:name="TableCell133" style:family="table-cell">
      <style:table-cell-properties fo:border="0.0069in solid #8EAADB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</style:style>
    <style:style style:name="TableCell135" style:family="table-cell">
      <style:table-cell-properties fo:border="0.0069in solid #8EAADB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</style:style>
    <style:style style:name="TableCell137" style:family="table-cell">
      <style:table-cell-properties fo:border="0.0069in solid #8EAADB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</style:style>
    <style:style style:name="TableCell139" style:family="table-cell">
      <style:table-cell-properties fo:border="0.0069in solid #8EAADB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</style:style>
    <style:style style:name="TableCell141" style:family="table-cell">
      <style:table-cell-properties fo:border="0.0069in solid #8EAADB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</style:style>
    <style:style style:name="TableCell143" style:family="table-cell">
      <style:table-cell-properties fo:border="0.0069in solid #8EAADB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</style:style>
    <style:style style:name="TableCell145" style:family="table-cell">
      <style:table-cell-properties fo:border="0.0069in solid #8EAADB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TableCell147" style:family="table-cell">
      <style:table-cell-properties fo:border="0.0069in solid #8EAADB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8EAADB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8EAADB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8EAADB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8EAADB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8EAADB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0.0069in solid #8EAADB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ableCell161" style:family="table-cell">
      <style:table-cell-properties fo:border="0.0069in solid #8EAADB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P164" style:parent-style-name="Normal" style:family="paragraph">
      <style:paragraph-properties fo:text-align="center" fo:margin-bottom="0in" fo:line-height="100%"/>
    </style:style>
    <style:style style:name="TableCell165" style:family="table-cell">
      <style:table-cell-properties fo:border="none" style:writing-mode="lr-tb" fo:padding-top="0in" fo:padding-left="0.0069in" fo:padding-bottom="0in" fo:padding-right="0.0069in"/>
    </style:style>
    <style:style style:name="P166" style:parent-style-name="Normal" style:family="paragraph">
      <style:paragraph-properties fo:text-align="center" fo:margin-bottom="0in" fo:line-height="100%"/>
    </style:style>
    <style:style style:name="TableRow167" style:family="table-row">
      <style:table-row-properties style:min-row-height="0.1777in"/>
    </style:style>
    <style:style style:name="TableCell168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1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Cell1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TableCell1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ableCell1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</style:style>
    <style:style style:name="TableCell1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</style:style>
    <style:style style:name="TableCell18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</style:style>
    <style:style style:name="TableCell18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</style:style>
    <style:style style:name="TableCell1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</style:style>
    <style:style style:name="TableCell1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</style:style>
    <style:style style:name="TableCell1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</style:style>
    <style:style style:name="TableCell19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</style:style>
    <style:style style:name="TableCell19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</style:style>
    <style:style style:name="TableCell19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</style:style>
    <style:style style:name="TableCell20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</style:style>
    <style:style style:name="TableCell20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ableCell20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ableCell20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ableCell20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ableCell21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TableCell21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ableCell21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ableCell21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</style:style>
    <style:style style:name="TableCell21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</style:style>
    <style:style style:name="TableCell22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</style:style>
    <style:style style:name="TableCell2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</style:style>
    <style:style style:name="TableCell2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</style:style>
    <style:style style:name="TableCell226" style:family="table-cell">
      <style:table-cell-properties fo:border="none" style:writing-mode="lr-tb" fo:padding-top="0in" fo:padding-left="0.0069in" fo:padding-bottom="0in" fo:padding-right="0.0069in"/>
    </style:style>
    <style:style style:name="P227" style:parent-style-name="Normal" style:family="paragraph">
      <style:paragraph-properties fo:text-align="center" fo:margin-bottom="0in" fo:line-height="100%"/>
    </style:style>
    <style:style style:name="TableCell228" style:family="table-cell">
      <style:table-cell-properties fo:border="none" style:writing-mode="lr-tb" fo:padding-top="0in" fo:padding-left="0.0069in" fo:padding-bottom="0in" fo:padding-right="0.0069in"/>
    </style:style>
    <style:style style:name="P229" style:parent-style-name="Normal" style:family="paragraph">
      <style:paragraph-properties fo:text-align="center" fo:margin-bottom="0in" fo:line-height="100%"/>
    </style:style>
    <style:style style:name="TableRow230" style:family="table-row">
      <style:table-row-properties style:min-row-height="0.1875in"/>
    </style:style>
    <style:style style:name="TableCell231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233" style:family="table-cell">
      <style:table-cell-properties fo:border="0.0069in solid #8EAADB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</style:style>
    <style:style style:name="TableCell235" style:family="table-cell">
      <style:table-cell-properties fo:border="0.0069in solid #8EAADB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</style:style>
    <style:style style:name="TableCell237" style:family="table-cell">
      <style:table-cell-properties fo:border="0.0069in solid #8EAADB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</style:style>
    <style:style style:name="TableCell239" style:family="table-cell">
      <style:table-cell-properties fo:border="0.0069in solid #8EAADB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</style:style>
    <style:style style:name="TableCell241" style:family="table-cell">
      <style:table-cell-properties fo:border="0.0069in solid #8EAADB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</style:style>
    <style:style style:name="TableCell243" style:family="table-cell">
      <style:table-cell-properties fo:border="0.0069in solid #8EAADB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</style:style>
    <style:style style:name="TableCell245" style:family="table-cell">
      <style:table-cell-properties fo:border="0.0069in solid #8EAADB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</style:style>
    <style:style style:name="TableCell247" style:family="table-cell">
      <style:table-cell-properties fo:border="0.0069in solid #8EAADB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</style:style>
    <style:style style:name="TableCell249" style:family="table-cell">
      <style:table-cell-properties fo:border="0.0069in solid #8EAADB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</style:style>
    <style:style style:name="TableCell251" style:family="table-cell">
      <style:table-cell-properties fo:border="0.0069in solid #8EAADB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</style:style>
    <style:style style:name="TableCell253" style:family="table-cell">
      <style:table-cell-properties fo:border="0.0069in solid #8EAADB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</style:style>
    <style:style style:name="TableCell255" style:family="table-cell">
      <style:table-cell-properties fo:border="0.0069in solid #8EAADB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</style:style>
    <style:style style:name="TableCell257" style:family="table-cell">
      <style:table-cell-properties fo:border="0.0069in solid #8EAADB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</style:style>
    <style:style style:name="TableCell259" style:family="table-cell">
      <style:table-cell-properties fo:border="0.0069in solid #8EAADB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</style:style>
    <style:style style:name="TableCell261" style:family="table-cell">
      <style:table-cell-properties fo:border="0.0069in solid #8EAADB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</style:style>
    <style:style style:name="TableCell263" style:family="table-cell">
      <style:table-cell-properties fo:border="0.0069in solid #8EAADB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</style:style>
    <style:style style:name="TableCell265" style:family="table-cell">
      <style:table-cell-properties fo:border="0.0069in solid #8EAADB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</style:style>
    <style:style style:name="TableCell267" style:family="table-cell">
      <style:table-cell-properties fo:border="0.0069in solid #8EAADB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ableCell269" style:family="table-cell">
      <style:table-cell-properties fo:border="0.0069in solid #8EAADB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ableCell271" style:family="table-cell">
      <style:table-cell-properties fo:border="0.0069in solid #8EAADB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ableCell273" style:family="table-cell">
      <style:table-cell-properties fo:border="0.0069in solid #8EAADB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</style:style>
    <style:style style:name="TableCell275" style:family="table-cell">
      <style:table-cell-properties fo:border="0.0069in solid #8EAADB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</style:style>
    <style:style style:name="TableCell277" style:family="table-cell">
      <style:table-cell-properties fo:border="0.0069in solid #8EAADB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</style:style>
    <style:style style:name="TableCell279" style:family="table-cell">
      <style:table-cell-properties fo:border="0.0069in solid #8EAADB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</style:style>
    <style:style style:name="TableCell281" style:family="table-cell">
      <style:table-cell-properties fo:border="0.0069in solid #8EAADB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</style:style>
    <style:style style:name="TableCell283" style:family="table-cell">
      <style:table-cell-properties fo:border="0.0069in solid #8EAADB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</style:style>
    <style:style style:name="TableCell285" style:family="table-cell">
      <style:table-cell-properties fo:border="0.0069in solid #8EAADB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</style:style>
    <style:style style:name="TableCell287" style:family="table-cell">
      <style:table-cell-properties fo:border="0.0069in solid #8EAADB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100%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text-align="center" fo:margin-bottom="0in" fo:line-height="100%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text-align="center" fo:margin-bottom="0in" fo:line-height="100%"/>
    </style:style>
    <style:style style:name="TableRow293" style:family="table-row">
      <style:table-row-properties style:min-row-height="0.1777in"/>
    </style:style>
    <style:style style:name="TableCell294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29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</style:style>
    <style:style style:name="TableCell29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</style:style>
    <style:style style:name="TableCell30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</style:style>
    <style:style style:name="TableCell30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</style:style>
    <style:style style:name="TableCell30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</style:style>
    <style:style style:name="TableCell30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</style:style>
    <style:style style:name="TableCell30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</style:style>
    <style:style style:name="TableCell31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</style:style>
    <style:style style:name="TableCell31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in" fo:line-height="100%"/>
    </style:style>
    <style:style style:name="TableCell31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</style:style>
    <style:style style:name="TableCell31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</style:style>
    <style:style style:name="TableCell32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</style:style>
    <style:style style:name="TableCell3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</style:style>
    <style:style style:name="TableCell3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 fo:line-height="100%"/>
    </style:style>
    <style:style style:name="TableCell3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 fo:line-height="100%"/>
    </style:style>
    <style:style style:name="TableCell3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 fo:line-height="100%"/>
    </style:style>
    <style:style style:name="TableCell33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</style:style>
    <style:style style:name="TableCell3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</style:style>
    <style:style style:name="TableCell3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</style:style>
    <style:style style:name="TableCell3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</style:style>
    <style:style style:name="TableCell33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</style:style>
    <style:style style:name="TableCell3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</style:style>
    <style:style style:name="TableCell34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</style:style>
    <style:style style:name="TableCell34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</style:style>
    <style:style style:name="TableCell34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</style:style>
    <style:style style:name="TableCell34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</style:style>
    <style:style style:name="TableCell35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ableCell352" style:family="table-cell">
      <style:table-cell-properties fo:border="none" style:writing-mode="lr-tb" fo:padding-top="0in" fo:padding-left="0.0069in" fo:padding-bottom="0in" fo:padding-right="0.0069in"/>
    </style:style>
    <style:style style:name="P353" style:parent-style-name="Normal" style:family="paragraph">
      <style:paragraph-properties fo:text-align="center" fo:margin-bottom="0in" fo:line-height="100%"/>
    </style:style>
    <style:style style:name="TableCell354" style:family="table-cell">
      <style:table-cell-properties fo:border="none" style:writing-mode="lr-tb" fo:padding-top="0in" fo:padding-left="0.0069in" fo:padding-bottom="0in" fo:padding-right="0.0069in"/>
    </style:style>
    <style:style style:name="P355" style:parent-style-name="Normal" style:family="paragraph">
      <style:paragraph-properties fo:text-align="center" fo:margin-bottom="0in" fo:line-height="100%"/>
    </style:style>
    <style:style style:name="TableRow356" style:family="table-row">
      <style:table-row-properties style:min-row-height="0.1875in"/>
    </style:style>
    <style:style style:name="TableCell357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359" style:family="table-cell">
      <style:table-cell-properties fo:border="0.0069in solid #8EAADB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</style:style>
    <style:style style:name="TableCell361" style:family="table-cell">
      <style:table-cell-properties fo:border="0.0069in solid #8EAADB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</style:style>
    <style:style style:name="TableCell363" style:family="table-cell">
      <style:table-cell-properties fo:border="0.0069in solid #8EAADB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</style:style>
    <style:style style:name="TableCell365" style:family="table-cell">
      <style:table-cell-properties fo:border="0.0069in solid #8EAADB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</style:style>
    <style:style style:name="TableCell367" style:family="table-cell">
      <style:table-cell-properties fo:border="0.0069in solid #8EAADB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</style:style>
    <style:style style:name="TableCell369" style:family="table-cell">
      <style:table-cell-properties fo:border="0.0069in solid #8EAADB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 fo:line-height="100%"/>
    </style:style>
    <style:style style:name="TableCell371" style:family="table-cell">
      <style:table-cell-properties fo:border="0.0069in solid #8EAADB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 fo:line-height="100%"/>
    </style:style>
    <style:style style:name="TableCell373" style:family="table-cell">
      <style:table-cell-properties fo:border="0.0069in solid #8EAADB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 fo:line-height="100%"/>
    </style:style>
    <style:style style:name="TableCell375" style:family="table-cell">
      <style:table-cell-properties fo:border="0.0069in solid #8EAADB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 fo:line-height="100%"/>
    </style:style>
    <style:style style:name="TableCell377" style:family="table-cell">
      <style:table-cell-properties fo:border="0.0069in solid #8EAADB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</style:style>
    <style:style style:name="TableCell379" style:family="table-cell">
      <style:table-cell-properties fo:border="0.0069in solid #8EAADB" style:writing-mode="lr-tb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 fo:line-height="100%"/>
    </style:style>
    <style:style style:name="TableCell381" style:family="table-cell">
      <style:table-cell-properties fo:border="0.0069in solid #8EAADB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</style:style>
    <style:style style:name="TableCell383" style:family="table-cell">
      <style:table-cell-properties fo:border="0.0069in solid #8EAADB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</style:style>
    <style:style style:name="TableCell385" style:family="table-cell">
      <style:table-cell-properties fo:border="0.0069in solid #8EAADB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</style:style>
    <style:style style:name="TableCell387" style:family="table-cell">
      <style:table-cell-properties fo:border="0.0069in solid #8EAADB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</style:style>
    <style:style style:name="TableCell389" style:family="table-cell">
      <style:table-cell-properties fo:border="0.0069in solid #8EAADB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</style:style>
    <style:style style:name="TableCell391" style:family="table-cell">
      <style:table-cell-properties fo:border="0.0069in solid #8EAADB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 fo:line-height="100%"/>
    </style:style>
    <style:style style:name="TableCell393" style:family="table-cell">
      <style:table-cell-properties fo:border="0.0069in solid #8EAADB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</style:style>
    <style:style style:name="TableCell395" style:family="table-cell">
      <style:table-cell-properties fo:border="0.0069in solid #8EAADB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</style:style>
    <style:style style:name="TableCell397" style:family="table-cell">
      <style:table-cell-properties fo:border="0.0069in solid #8EAADB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</style:style>
    <style:style style:name="TableCell399" style:family="table-cell">
      <style:table-cell-properties fo:border="0.0069in solid #8EAADB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 fo:line-height="100%"/>
    </style:style>
    <style:style style:name="TableCell401" style:family="table-cell">
      <style:table-cell-properties fo:border="0.0069in solid #8EAADB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bottom="0in" fo:line-height="100%"/>
    </style:style>
    <style:style style:name="TableCell403" style:family="table-cell">
      <style:table-cell-properties fo:border="0.0069in solid #8EAADB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</style:style>
    <style:style style:name="TableCell405" style:family="table-cell">
      <style:table-cell-properties fo:border="0.0069in solid #8EAADB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center" fo:margin-bottom="0in" fo:line-height="100%"/>
    </style:style>
    <style:style style:name="TableCell407" style:family="table-cell">
      <style:table-cell-properties fo:border="0.0069in solid #8EAADB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 fo:margin-bottom="0in" fo:line-height="100%"/>
    </style:style>
    <style:style style:name="TableCell409" style:family="table-cell">
      <style:table-cell-properties fo:border="0.0069in solid #8EAADB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</style:style>
    <style:style style:name="TableCell411" style:family="table-cell">
      <style:table-cell-properties fo:border="0.0069in solid #8EAADB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bottom="0in" fo:line-height="100%"/>
    </style:style>
    <style:style style:name="TableCell413" style:family="table-cell">
      <style:table-cell-properties fo:border="0.0069in solid #8EAADB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center" fo:margin-bottom="0in" fo:line-height="100%"/>
    </style:style>
    <style:style style:name="TableCell415" style:family="table-cell">
      <style:table-cell-properties fo:border="none" style:writing-mode="lr-tb" fo:padding-top="0in" fo:padding-left="0.0069in" fo:padding-bottom="0in" fo:padding-right="0.0069in"/>
    </style:style>
    <style:style style:name="P416" style:parent-style-name="Normal" style:family="paragraph">
      <style:paragraph-properties fo:text-align="center" fo:margin-bottom="0in" fo:line-height="100%"/>
    </style:style>
    <style:style style:name="TableCell417" style:family="table-cell">
      <style:table-cell-properties fo:border="none" style:writing-mode="lr-tb" fo:padding-top="0in" fo:padding-left="0.0069in" fo:padding-bottom="0in" fo:padding-right="0.0069in"/>
    </style:style>
    <style:style style:name="P418" style:parent-style-name="Normal" style:family="paragraph">
      <style:paragraph-properties fo:text-align="center" fo:margin-bottom="0in" fo:line-height="100%"/>
    </style:style>
    <style:style style:name="TableRow419" style:family="table-row">
      <style:table-row-properties style:min-row-height="0.1875in"/>
    </style:style>
    <style:style style:name="TableCell420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4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 fo:line-height="100%"/>
    </style:style>
    <style:style style:name="TableCell4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 fo:line-height="100%"/>
    </style:style>
    <style:style style:name="TableCell4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 fo:line-height="100%"/>
    </style:style>
    <style:style style:name="TableCell4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 fo:line-height="100%"/>
    </style:style>
    <style:style style:name="TableCell43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 fo:line-height="100%"/>
    </style:style>
    <style:style style:name="TableCell4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 fo:line-height="100%"/>
    </style:style>
    <style:style style:name="TableCell4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</style:style>
    <style:style style:name="TableCell4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</style:style>
    <style:style style:name="TableCell43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</style:style>
    <style:style style:name="TableCell4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</style:style>
    <style:style style:name="TableCell44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</style:style>
    <style:style style:name="TableCell44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</style:style>
    <style:style style:name="TableCell44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 fo:line-height="100%"/>
    </style:style>
    <style:style style:name="TableCell44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</style:style>
    <style:style style:name="TableCell45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bottom="0in" fo:line-height="100%"/>
    </style:style>
    <style:style style:name="TableCell45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</style:style>
    <style:style style:name="TableCell45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</style:style>
    <style:style style:name="TableCell45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</style:style>
    <style:style style:name="TableCell45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</style:style>
    <style:style style:name="TableCell46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bottom="0in" fo:line-height="100%"/>
    </style:style>
    <style:style style:name="TableCell46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bottom="0in" fo:line-height="100%"/>
    </style:style>
    <style:style style:name="TableCell46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center" fo:margin-bottom="0in" fo:line-height="100%"/>
    </style:style>
    <style:style style:name="TableCell4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</style:style>
    <style:style style:name="TableCell4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</style:style>
    <style:style style:name="TableCell4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</style:style>
    <style:style style:name="TableCell4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00%"/>
    </style:style>
    <style:style style:name="TableCell47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</style:style>
    <style:style style:name="TableCell4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 fo:line-height="100%"/>
    </style:style>
    <style:style style:name="TableCell478" style:family="table-cell">
      <style:table-cell-properties fo:border="none" style:writing-mode="lr-tb" fo:padding-top="0in" fo:padding-left="0.0069in" fo:padding-bottom="0in" fo:padding-right="0.0069in"/>
    </style:style>
    <style:style style:name="P479" style:parent-style-name="Normal" style:family="paragraph">
      <style:paragraph-properties fo:text-align="center" fo:margin-bottom="0in" fo:line-height="100%"/>
    </style:style>
    <style:style style:name="TableCell480" style:family="table-cell">
      <style:table-cell-properties fo:border="none" style:writing-mode="lr-tb" fo:padding-top="0in" fo:padding-left="0.0069in" fo:padding-bottom="0in" fo:padding-right="0.0069in"/>
    </style:style>
    <style:style style:name="P481" style:parent-style-name="Normal" style:family="paragraph">
      <style:paragraph-properties fo:text-align="center" fo:margin-bottom="0in" fo:line-height="100%"/>
    </style:style>
    <style:style style:name="TableRow482" style:family="table-row">
      <style:table-row-properties style:min-row-height="0.1777in"/>
    </style:style>
    <style:style style:name="TableCell483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485" style:family="table-cell">
      <style:table-cell-properties fo:border="0.0069in solid #8EAADB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 fo:line-height="100%"/>
    </style:style>
    <style:style style:name="TableCell487" style:family="table-cell">
      <style:table-cell-properties fo:border="0.0069in solid #8EAADB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 fo:line-height="100%"/>
    </style:style>
    <style:style style:name="TableCell489" style:family="table-cell">
      <style:table-cell-properties fo:border="0.0069in solid #8EAADB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</style:style>
    <style:style style:name="TableCell491" style:family="table-cell">
      <style:table-cell-properties fo:border="0.0069in solid #8EAADB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</style:style>
    <style:style style:name="TableCell493" style:family="table-cell">
      <style:table-cell-properties fo:border="0.0069in solid #8EAADB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8EAADB" style:writing-mode="lr-tb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line-height="100%"/>
    </style:style>
    <style:style style:name="TableCell497" style:family="table-cell">
      <style:table-cell-properties fo:border="0.0069in solid #8EAADB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bottom="0in" fo:line-height="100%"/>
    </style:style>
    <style:style style:name="TableCell499" style:family="table-cell">
      <style:table-cell-properties fo:border="0.0069in solid #8EAADB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bottom="0in" fo:line-height="100%"/>
    </style:style>
    <style:style style:name="TableCell501" style:family="table-cell">
      <style:table-cell-properties fo:border="0.0069in solid #8EAADB" style:writing-mode="lr-tb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 fo:line-height="100%"/>
    </style:style>
    <style:style style:name="TableCell503" style:family="table-cell">
      <style:table-cell-properties fo:border="0.0069in solid #8EAADB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bottom="0in" fo:line-height="100%"/>
    </style:style>
    <style:style style:name="TableCell505" style:family="table-cell">
      <style:table-cell-properties fo:border="0.0069in solid #8EAADB" style:writing-mode="lr-tb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bottom="0in" fo:line-height="100%"/>
    </style:style>
    <style:style style:name="TableCell507" style:family="table-cell">
      <style:table-cell-properties fo:border="0.0069in solid #8EAADB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center" fo:margin-bottom="0in" fo:line-height="100%"/>
    </style:style>
    <style:style style:name="TableCell509" style:family="table-cell">
      <style:table-cell-properties fo:border="0.0069in solid #8EAADB" style:writing-mode="lr-tb" fo:padding-top="0in" fo:padding-left="0.075in" fo:padding-bottom="0in" fo:padding-right="0.075in"/>
    </style:style>
    <style:style style:name="P510" style:parent-style-name="Normal" style:family="paragraph">
      <style:paragraph-properties fo:text-align="center" fo:margin-bottom="0in" fo:line-height="100%"/>
    </style:style>
    <style:style style:name="TableCell511" style:family="table-cell">
      <style:table-cell-properties fo:border="0.0069in solid #8EAADB" style:writing-mode="lr-tb" fo:padding-top="0in" fo:padding-left="0.075in" fo:padding-bottom="0in" fo:padding-right="0.075in"/>
    </style:style>
    <style:style style:name="P512" style:parent-style-name="Normal" style:family="paragraph">
      <style:paragraph-properties fo:text-align="center" fo:margin-bottom="0in" fo:line-height="100%"/>
    </style:style>
    <style:style style:name="TableCell513" style:family="table-cell">
      <style:table-cell-properties fo:border="0.0069in solid #8EAADB" style:writing-mode="lr-tb" fo:padding-top="0in" fo:padding-left="0.075in" fo:padding-bottom="0in" fo:padding-right="0.075in"/>
    </style:style>
    <style:style style:name="P514" style:parent-style-name="Normal" style:family="paragraph">
      <style:paragraph-properties fo:text-align="center" fo:margin-bottom="0in" fo:line-height="100%"/>
    </style:style>
    <style:style style:name="TableCell515" style:family="table-cell">
      <style:table-cell-properties fo:border="0.0069in solid #8EAADB" style:writing-mode="lr-tb" fo:padding-top="0in" fo:padding-left="0.075in" fo:padding-bottom="0in" fo:padding-right="0.075in"/>
    </style:style>
    <style:style style:name="P516" style:parent-style-name="Normal" style:family="paragraph">
      <style:paragraph-properties fo:text-align="center" fo:margin-bottom="0in" fo:line-height="100%"/>
    </style:style>
    <style:style style:name="TableCell517" style:family="table-cell">
      <style:table-cell-properties fo:border="0.0069in solid #8EAADB" style:writing-mode="lr-tb" fo:padding-top="0in" fo:padding-left="0.075in" fo:padding-bottom="0in" fo:padding-right="0.075in"/>
    </style:style>
    <style:style style:name="P518" style:parent-style-name="Normal" style:family="paragraph">
      <style:paragraph-properties fo:text-align="center" fo:margin-bottom="0in" fo:line-height="100%"/>
    </style:style>
    <style:style style:name="TableCell519" style:family="table-cell">
      <style:table-cell-properties fo:border="0.0069in solid #8EAADB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bottom="0in" fo:line-height="100%"/>
    </style:style>
    <style:style style:name="TableCell521" style:family="table-cell">
      <style:table-cell-properties fo:border="0.0069in solid #8EAADB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align="center" fo:margin-bottom="0in" fo:line-height="100%"/>
    </style:style>
    <style:style style:name="TableCell523" style:family="table-cell">
      <style:table-cell-properties fo:border="0.0069in solid #8EAADB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center" fo:margin-bottom="0in" fo:line-height="100%"/>
    </style:style>
    <style:style style:name="TableCell525" style:family="table-cell">
      <style:table-cell-properties fo:border="0.0069in solid #8EAADB" style:writing-mode="lr-tb" fo:padding-top="0in" fo:padding-left="0.075in" fo:padding-bottom="0in" fo:padding-right="0.075in"/>
    </style:style>
    <style:style style:name="P526" style:parent-style-name="Normal" style:family="paragraph">
      <style:paragraph-properties fo:text-align="center" fo:margin-bottom="0in" fo:line-height="100%"/>
    </style:style>
    <style:style style:name="TableCell527" style:family="table-cell">
      <style:table-cell-properties fo:border="0.0069in solid #8EAADB" style:writing-mode="lr-tb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bottom="0in" fo:line-height="100%"/>
    </style:style>
    <style:style style:name="TableCell529" style:family="table-cell">
      <style:table-cell-properties fo:border="0.0069in solid #8EAADB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</style:style>
    <style:style style:name="TableCell531" style:family="table-cell">
      <style:table-cell-properties fo:border="0.0069in solid #8EAADB" style:writing-mode="lr-tb" fo:padding-top="0in" fo:padding-left="0.075in" fo:padding-bottom="0in" fo:padding-right="0.075in"/>
    </style:style>
    <style:style style:name="P532" style:parent-style-name="Normal" style:family="paragraph">
      <style:paragraph-properties fo:text-align="center" fo:margin-bottom="0in" fo:line-height="100%"/>
    </style:style>
    <style:style style:name="TableCell533" style:family="table-cell">
      <style:table-cell-properties fo:border="0.0069in solid #8EAADB" style:writing-mode="lr-tb" fo:padding-top="0in" fo:padding-left="0.075in" fo:padding-bottom="0in" fo:padding-right="0.075in"/>
    </style:style>
    <style:style style:name="P534" style:parent-style-name="Normal" style:family="paragraph">
      <style:paragraph-properties fo:text-align="center" fo:margin-bottom="0in" fo:line-height="100%"/>
    </style:style>
    <style:style style:name="TableCell535" style:family="table-cell">
      <style:table-cell-properties fo:border="0.0069in solid #8EAADB" style:writing-mode="lr-tb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</style:style>
    <style:style style:name="TableCell537" style:family="table-cell">
      <style:table-cell-properties fo:border="0.0069in solid #8EAADB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bottom="0in" fo:line-height="100%"/>
    </style:style>
    <style:style style:name="TableCell539" style:family="table-cell">
      <style:table-cell-properties fo:border="0.0069in solid #8EAADB" style:writing-mode="lr-tb" fo:padding-top="0in" fo:padding-left="0.075in" fo:padding-bottom="0in" fo:padding-right="0.075in"/>
    </style:style>
    <style:style style:name="P540" style:parent-style-name="Normal" style:family="paragraph">
      <style:paragraph-properties fo:text-align="center" fo:margin-bottom="0in" fo:line-height="100%"/>
    </style:style>
    <style:style style:name="TableCell541" style:family="table-cell">
      <style:table-cell-properties fo:border="none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text-align="center" fo:margin-bottom="0in" fo:line-height="100%"/>
    </style:style>
    <style:style style:name="TableCell543" style:family="table-cell">
      <style:table-cell-properties fo:border="none" style:writing-mode="lr-tb" fo:padding-top="0in" fo:padding-left="0.0069in" fo:padding-bottom="0in" fo:padding-right="0.0069in"/>
    </style:style>
    <style:style style:name="P544" style:parent-style-name="Normal" style:family="paragraph">
      <style:paragraph-properties fo:text-align="center" fo:margin-bottom="0in" fo:line-height="100%"/>
    </style:style>
    <style:style style:name="TableRow545" style:family="table-row">
      <style:table-row-properties style:min-row-height="0.1875in"/>
    </style:style>
    <style:style style:name="TableCell546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54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9" style:parent-style-name="Normal" style:family="paragraph">
      <style:paragraph-properties fo:text-align="center" fo:margin-bottom="0in" fo:line-height="100%"/>
    </style:style>
    <style:style style:name="TableCell55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bottom="0in" fo:line-height="100%"/>
    </style:style>
    <style:style style:name="TableCell55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3" style:parent-style-name="Normal" style:family="paragraph">
      <style:paragraph-properties fo:text-align="center" fo:margin-bottom="0in" fo:line-height="100%"/>
    </style:style>
    <style:style style:name="TableCell55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</style:style>
    <style:style style:name="TableCell55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7" style:parent-style-name="Normal" style:family="paragraph">
      <style:paragraph-properties fo:text-align="center" fo:margin-bottom="0in" fo:line-height="100%"/>
    </style:style>
    <style:style style:name="TableCell55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9" style:parent-style-name="Normal" style:family="paragraph">
      <style:paragraph-properties fo:text-align="center" fo:margin-bottom="0in" fo:line-height="100%"/>
    </style:style>
    <style:style style:name="TableCell56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61" style:parent-style-name="Normal" style:family="paragraph">
      <style:paragraph-properties fo:text-align="center" fo:margin-bottom="0in" fo:line-height="100%"/>
    </style:style>
    <style:style style:name="TableCell56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63" style:parent-style-name="Normal" style:family="paragraph">
      <style:paragraph-properties fo:text-align="center" fo:margin-bottom="0in" fo:line-height="100%"/>
    </style:style>
    <style:style style:name="TableCell56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65" style:parent-style-name="Normal" style:family="paragraph">
      <style:paragraph-properties fo:text-align="center" fo:margin-bottom="0in" fo:line-height="100%"/>
    </style:style>
    <style:style style:name="TableCell5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67" style:parent-style-name="Normal" style:family="paragraph">
      <style:paragraph-properties fo:text-align="center" fo:margin-bottom="0in" fo:line-height="100%"/>
    </style:style>
    <style:style style:name="TableCell5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69" style:parent-style-name="Normal" style:family="paragraph">
      <style:paragraph-properties fo:text-align="center" fo:margin-bottom="0in" fo:line-height="100%"/>
    </style:style>
    <style:style style:name="TableCell5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71" style:parent-style-name="Normal" style:family="paragraph">
      <style:paragraph-properties fo:text-align="center" fo:margin-bottom="0in" fo:line-height="100%"/>
    </style:style>
    <style:style style:name="TableCell5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bottom="0in" fo:line-height="100%"/>
    </style:style>
    <style:style style:name="TableCell57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75" style:parent-style-name="Normal" style:family="paragraph">
      <style:paragraph-properties fo:text-align="center" fo:margin-bottom="0in" fo:line-height="100%"/>
    </style:style>
    <style:style style:name="TableCell5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77" style:parent-style-name="Normal" style:family="paragraph">
      <style:paragraph-properties fo:text-align="center" fo:margin-bottom="0in" fo:line-height="100%"/>
    </style:style>
    <style:style style:name="TableCell5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bottom="0in" fo:line-height="100%"/>
    </style:style>
    <style:style style:name="TableCell5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line-height="100%"/>
    </style:style>
    <style:style style:name="TableCell5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</style:style>
    <style:style style:name="TableCell58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</style:style>
    <style:style style:name="TableCell58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bottom="0in" fo:line-height="100%"/>
    </style:style>
    <style:style style:name="TableCell5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bottom="0in" fo:line-height="100%"/>
    </style:style>
    <style:style style:name="TableCell5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</style:style>
    <style:style style:name="TableCell5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/>
    </style:style>
    <style:style style:name="TableCell59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95" style:parent-style-name="Normal" style:family="paragraph">
      <style:paragraph-properties fo:text-align="center" fo:margin-bottom="0in" fo:line-height="100%"/>
    </style:style>
    <style:style style:name="TableCell59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97" style:parent-style-name="Normal" style:family="paragraph">
      <style:paragraph-properties fo:text-align="center" fo:margin-bottom="0in" fo:line-height="100%"/>
    </style:style>
    <style:style style:name="TableCell59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99" style:parent-style-name="Normal" style:family="paragraph">
      <style:paragraph-properties fo:text-align="center" fo:margin-bottom="0in" fo:line-height="100%"/>
    </style:style>
    <style:style style:name="TableCell60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01" style:parent-style-name="Normal" style:family="paragraph">
      <style:paragraph-properties fo:text-align="center" fo:margin-bottom="0in" fo:line-height="100%"/>
    </style:style>
    <style:style style:name="TableCell60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bottom="0in" fo:line-height="100%"/>
    </style:style>
    <style:style style:name="TableCell604" style:family="table-cell">
      <style:table-cell-properties fo:border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text-align="center" fo:margin-bottom="0in" fo:line-height="100%"/>
    </style:style>
    <style:style style:name="TableCell606" style:family="table-cell">
      <style:table-cell-properties fo:border="none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text-align="center" fo:margin-bottom="0in" fo:line-height="100%"/>
    </style:style>
    <style:style style:name="TableRow608" style:family="table-row">
      <style:table-row-properties style:min-row-height="0.1777in"/>
    </style:style>
    <style:style style:name="TableCell609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610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611" style:family="table-cell">
      <style:table-cell-properties fo:border="0.0069in solid #8EAADB" style:writing-mode="lr-tb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line-height="100%"/>
    </style:style>
    <style:style style:name="TableCell613" style:family="table-cell">
      <style:table-cell-properties fo:border="0.0069in solid #8EAADB" style:writing-mode="lr-tb" fo:padding-top="0in" fo:padding-left="0.075in" fo:padding-bottom="0in" fo:padding-right="0.075in"/>
    </style:style>
    <style:style style:name="P614" style:parent-style-name="Normal" style:family="paragraph">
      <style:paragraph-properties fo:text-align="center" fo:margin-bottom="0in" fo:line-height="100%"/>
    </style:style>
    <style:style style:name="TableCell615" style:family="table-cell">
      <style:table-cell-properties fo:border="0.0069in solid #8EAADB" style:writing-mode="lr-tb" fo:padding-top="0in" fo:padding-left="0.075in" fo:padding-bottom="0in" fo:padding-right="0.075in"/>
    </style:style>
    <style:style style:name="P616" style:parent-style-name="Normal" style:family="paragraph">
      <style:paragraph-properties fo:text-align="center" fo:margin-bottom="0in" fo:line-height="100%"/>
    </style:style>
    <style:style style:name="TableCell617" style:family="table-cell">
      <style:table-cell-properties fo:border="0.0069in solid #8EAADB" style:writing-mode="lr-tb" fo:padding-top="0in" fo:padding-left="0.075in" fo:padding-bottom="0in" fo:padding-right="0.075in"/>
    </style:style>
    <style:style style:name="P618" style:parent-style-name="Normal" style:family="paragraph">
      <style:paragraph-properties fo:text-align="center" fo:margin-bottom="0in" fo:line-height="100%"/>
    </style:style>
    <style:style style:name="TableCell619" style:family="table-cell">
      <style:table-cell-properties fo:border="0.0069in solid #8EAADB" style:writing-mode="lr-tb" fo:padding-top="0in" fo:padding-left="0.075in" fo:padding-bottom="0in" fo:padding-right="0.075in"/>
    </style:style>
    <style:style style:name="P620" style:parent-style-name="Normal" style:family="paragraph">
      <style:paragraph-properties fo:text-align="center" fo:margin-bottom="0in" fo:line-height="100%"/>
    </style:style>
    <style:style style:name="TableCell621" style:family="table-cell">
      <style:table-cell-properties fo:border="0.0069in solid #8EAADB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center" fo:margin-bottom="0in" fo:line-height="100%"/>
    </style:style>
    <style:style style:name="TableCell623" style:family="table-cell">
      <style:table-cell-properties fo:border="0.0069in solid #8EAADB" style:writing-mode="lr-tb" fo:padding-top="0in" fo:padding-left="0.075in" fo:padding-bottom="0in" fo:padding-right="0.075in"/>
    </style:style>
    <style:style style:name="P624" style:parent-style-name="Normal" style:family="paragraph">
      <style:paragraph-properties fo:text-align="center" fo:margin-bottom="0in" fo:line-height="100%"/>
    </style:style>
    <style:style style:name="TableCell625" style:family="table-cell">
      <style:table-cell-properties fo:border="0.0069in solid #8EAADB" style:writing-mode="lr-tb" fo:padding-top="0in" fo:padding-left="0.075in" fo:padding-bottom="0in" fo:padding-right="0.075in"/>
    </style:style>
    <style:style style:name="P626" style:parent-style-name="Normal" style:family="paragraph">
      <style:paragraph-properties fo:text-align="center" fo:margin-bottom="0in" fo:line-height="100%"/>
    </style:style>
    <style:style style:name="TableCell627" style:family="table-cell">
      <style:table-cell-properties fo:border="0.0069in solid #8EAADB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center" fo:margin-bottom="0in" fo:line-height="100%"/>
    </style:style>
    <style:style style:name="TableCell629" style:family="table-cell">
      <style:table-cell-properties fo:border="0.0069in solid #8EAADB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bottom="0in" fo:line-height="100%"/>
    </style:style>
    <style:style style:name="TableCell631" style:family="table-cell">
      <style:table-cell-properties fo:border="0.0069in solid #8EAADB" style:writing-mode="lr-tb" fo:padding-top="0in" fo:padding-left="0.075in" fo:padding-bottom="0in" fo:padding-right="0.075in"/>
    </style:style>
    <style:style style:name="P632" style:parent-style-name="Normal" style:family="paragraph">
      <style:paragraph-properties fo:text-align="center" fo:margin-bottom="0in" fo:line-height="100%"/>
    </style:style>
    <style:style style:name="TableCell633" style:family="table-cell">
      <style:table-cell-properties fo:border="0.0069in solid #8EAADB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center" fo:margin-bottom="0in" fo:line-height="100%"/>
    </style:style>
    <style:style style:name="TableCell635" style:family="table-cell">
      <style:table-cell-properties fo:border="0.0069in solid #8EAADB" style:writing-mode="lr-tb" fo:padding-top="0in" fo:padding-left="0.075in" fo:padding-bottom="0in" fo:padding-right="0.075in"/>
    </style:style>
    <style:style style:name="P636" style:parent-style-name="Normal" style:family="paragraph">
      <style:paragraph-properties fo:text-align="center" fo:margin-bottom="0in" fo:line-height="100%"/>
    </style:style>
    <style:style style:name="TableCell637" style:family="table-cell">
      <style:table-cell-properties fo:border="0.0069in solid #8EAADB" style:writing-mode="lr-tb" fo:padding-top="0in" fo:padding-left="0.075in" fo:padding-bottom="0in" fo:padding-right="0.075in"/>
    </style:style>
    <style:style style:name="P638" style:parent-style-name="Normal" style:family="paragraph">
      <style:paragraph-properties fo:text-align="center" fo:margin-bottom="0in" fo:line-height="100%"/>
    </style:style>
    <style:style style:name="TableCell639" style:family="table-cell">
      <style:table-cell-properties fo:border="0.0069in solid #8EAADB" style:writing-mode="lr-tb" fo:padding-top="0in" fo:padding-left="0.075in" fo:padding-bottom="0in" fo:padding-right="0.075in"/>
    </style:style>
    <style:style style:name="P640" style:parent-style-name="Normal" style:family="paragraph">
      <style:paragraph-properties fo:text-align="center" fo:margin-bottom="0in" fo:line-height="100%"/>
    </style:style>
    <style:style style:name="TableCell641" style:family="table-cell">
      <style:table-cell-properties fo:border="0.0069in solid #8EAADB" style:writing-mode="lr-tb" fo:padding-top="0in" fo:padding-left="0.075in" fo:padding-bottom="0in" fo:padding-right="0.075in"/>
    </style:style>
    <style:style style:name="P642" style:parent-style-name="Normal" style:family="paragraph">
      <style:paragraph-properties fo:text-align="center" fo:margin-bottom="0in" fo:line-height="100%"/>
    </style:style>
    <style:style style:name="TableCell643" style:family="table-cell">
      <style:table-cell-properties fo:border="0.0069in solid #8EAADB" style:writing-mode="lr-tb" fo:padding-top="0in" fo:padding-left="0.075in" fo:padding-bottom="0in" fo:padding-right="0.075in"/>
    </style:style>
    <style:style style:name="P644" style:parent-style-name="Normal" style:family="paragraph">
      <style:paragraph-properties fo:text-align="center" fo:margin-bottom="0in" fo:line-height="100%"/>
    </style:style>
    <style:style style:name="TableCell645" style:family="table-cell">
      <style:table-cell-properties fo:border="0.0069in solid #8EAADB" style:writing-mode="lr-tb" fo:padding-top="0in" fo:padding-left="0.075in" fo:padding-bottom="0in" fo:padding-right="0.075in"/>
    </style:style>
    <style:style style:name="P646" style:parent-style-name="Normal" style:family="paragraph">
      <style:paragraph-properties fo:text-align="center" fo:margin-bottom="0in" fo:line-height="100%"/>
    </style:style>
    <style:style style:name="TableCell647" style:family="table-cell">
      <style:table-cell-properties fo:border="0.0069in solid #8EAADB" style:writing-mode="lr-tb" fo:padding-top="0in" fo:padding-left="0.075in" fo:padding-bottom="0in" fo:padding-right="0.075in"/>
    </style:style>
    <style:style style:name="P648" style:parent-style-name="Normal" style:family="paragraph">
      <style:paragraph-properties fo:text-align="center" fo:margin-bottom="0in" fo:line-height="100%"/>
    </style:style>
    <style:style style:name="TableCell649" style:family="table-cell">
      <style:table-cell-properties fo:border="0.0069in solid #8EAADB" style:writing-mode="lr-tb" fo:padding-top="0in" fo:padding-left="0.075in" fo:padding-bottom="0in" fo:padding-right="0.075in"/>
    </style:style>
    <style:style style:name="P650" style:parent-style-name="Normal" style:family="paragraph">
      <style:paragraph-properties fo:text-align="center" fo:margin-bottom="0in" fo:line-height="100%"/>
    </style:style>
    <style:style style:name="TableCell651" style:family="table-cell">
      <style:table-cell-properties fo:border="0.0069in solid #8EAADB" style:writing-mode="lr-tb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bottom="0in" fo:line-height="100%"/>
    </style:style>
    <style:style style:name="TableCell653" style:family="table-cell">
      <style:table-cell-properties fo:border="0.0069in solid #8EAADB" style:writing-mode="lr-tb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 fo:line-height="100%"/>
    </style:style>
    <style:style style:name="TableCell655" style:family="table-cell">
      <style:table-cell-properties fo:border="0.0069in solid #8EAADB" style:writing-mode="lr-tb" fo:padding-top="0in" fo:padding-left="0.075in" fo:padding-bottom="0in" fo:padding-right="0.075in"/>
    </style:style>
    <style:style style:name="P656" style:parent-style-name="Normal" style:family="paragraph">
      <style:paragraph-properties fo:text-align="center" fo:margin-bottom="0in" fo:line-height="100%"/>
    </style:style>
    <style:style style:name="TableCell657" style:family="table-cell">
      <style:table-cell-properties fo:border="0.0069in solid #8EAADB" style:writing-mode="lr-tb" fo:padding-top="0in" fo:padding-left="0.075in" fo:padding-bottom="0in" fo:padding-right="0.075in"/>
    </style:style>
    <style:style style:name="P658" style:parent-style-name="Normal" style:family="paragraph">
      <style:paragraph-properties fo:text-align="center" fo:margin-bottom="0in" fo:line-height="100%"/>
    </style:style>
    <style:style style:name="TableCell659" style:family="table-cell">
      <style:table-cell-properties fo:border="0.0069in solid #8EAADB" style:writing-mode="lr-tb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 fo:line-height="100%"/>
    </style:style>
    <style:style style:name="TableCell661" style:family="table-cell">
      <style:table-cell-properties fo:border="0.0069in solid #8EAADB" style:writing-mode="lr-tb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 fo:line-height="100%"/>
    </style:style>
    <style:style style:name="TableCell663" style:family="table-cell">
      <style:table-cell-properties fo:border="0.0069in solid #8EAADB" style:writing-mode="lr-tb" fo:padding-top="0in" fo:padding-left="0.075in" fo:padding-bottom="0in" fo:padding-right="0.075in"/>
    </style:style>
    <style:style style:name="P664" style:parent-style-name="Normal" style:family="paragraph">
      <style:paragraph-properties fo:text-align="center" fo:margin-bottom="0in" fo:line-height="100%"/>
    </style:style>
    <style:style style:name="TableCell665" style:family="table-cell">
      <style:table-cell-properties fo:border="0.0069in solid #8EAADB" style:writing-mode="lr-tb" fo:padding-top="0in" fo:padding-left="0.075in" fo:padding-bottom="0in" fo:padding-right="0.075in"/>
    </style:style>
    <style:style style:name="P666" style:parent-style-name="Normal" style:family="paragraph">
      <style:paragraph-properties fo:text-align="center" fo:margin-bottom="0in" fo:line-height="100%"/>
    </style:style>
    <style:style style:name="TableCell667" style:family="table-cell">
      <style:table-cell-properties fo:border="none" style:writing-mode="lr-tb" fo:padding-top="0in" fo:padding-left="0.0069in" fo:padding-bottom="0in" fo:padding-right="0.0069in"/>
    </style:style>
    <style:style style:name="P668" style:parent-style-name="Normal" style:family="paragraph">
      <style:paragraph-properties fo:text-align="center" fo:margin-bottom="0in" fo:line-height="100%"/>
    </style:style>
    <style:style style:name="TableCell669" style:family="table-cell">
      <style:table-cell-properties fo:border="none" style:writing-mode="lr-tb" fo:padding-top="0in" fo:padding-left="0.0069in" fo:padding-bottom="0in" fo:padding-right="0.0069in"/>
    </style:style>
    <style:style style:name="P670" style:parent-style-name="Normal" style:family="paragraph">
      <style:paragraph-properties fo:text-align="center" fo:margin-bottom="0in" fo:line-height="100%"/>
    </style:style>
    <style:style style:name="TableRow671" style:family="table-row">
      <style:table-row-properties style:min-row-height="0.1875in"/>
    </style:style>
    <style:style style:name="TableCell672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67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75" style:parent-style-name="Normal" style:family="paragraph">
      <style:paragraph-properties fo:text-align="center" fo:margin-bottom="0in" fo:line-height="100%"/>
    </style:style>
    <style:style style:name="TableCell6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</style:style>
    <style:style style:name="TableCell6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bottom="0in" fo:line-height="100%"/>
    </style:style>
    <style:style style:name="TableCell6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line-height="100%"/>
    </style:style>
    <style:style style:name="TableCell6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</style:style>
    <style:style style:name="TableCell68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bottom="0in" fo:line-height="100%"/>
    </style:style>
    <style:style style:name="TableCell68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bottom="0in" fo:line-height="100%"/>
    </style:style>
    <style:style style:name="TableCell6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</style:style>
    <style:style style:name="TableCell6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91" style:parent-style-name="Normal" style:family="paragraph">
      <style:paragraph-properties fo:text-align="center" fo:margin-bottom="0in" fo:line-height="100%"/>
    </style:style>
    <style:style style:name="TableCell6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 fo:line-height="100%"/>
    </style:style>
    <style:style style:name="TableCell69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</style:style>
    <style:style style:name="TableCell69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97" style:parent-style-name="Normal" style:family="paragraph">
      <style:paragraph-properties fo:text-align="center" fo:margin-bottom="0in" fo:line-height="100%"/>
    </style:style>
    <style:style style:name="TableCell69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bottom="0in" fo:line-height="100%"/>
    </style:style>
    <style:style style:name="TableCell70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</style:style>
    <style:style style:name="TableCell70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03" style:parent-style-name="Normal" style:family="paragraph">
      <style:paragraph-properties fo:text-align="center" fo:margin-bottom="0in" fo:line-height="100%"/>
    </style:style>
    <style:style style:name="TableCell70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line-height="100%"/>
    </style:style>
    <style:style style:name="TableCell70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 fo:line-height="100%"/>
    </style:style>
    <style:style style:name="TableCell70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 fo:line-height="100%"/>
    </style:style>
    <style:style style:name="TableCell71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11" style:parent-style-name="Normal" style:family="paragraph">
      <style:paragraph-properties fo:text-align="center" fo:margin-bottom="0in" fo:line-height="100%"/>
    </style:style>
    <style:style style:name="TableCell71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</style:style>
    <style:style style:name="TableCell71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 fo:line-height="100%"/>
    </style:style>
    <style:style style:name="TableCell71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</style:style>
    <style:style style:name="TableCell71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 fo:line-height="100%"/>
    </style:style>
    <style:style style:name="TableCell72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21" style:parent-style-name="Normal" style:family="paragraph">
      <style:paragraph-properties fo:text-align="center" fo:margin-bottom="0in" fo:line-height="100%"/>
    </style:style>
    <style:style style:name="TableCell7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23" style:parent-style-name="Normal" style:family="paragraph">
      <style:paragraph-properties fo:text-align="center" fo:margin-bottom="0in" fo:line-height="100%"/>
    </style:style>
    <style:style style:name="TableCell7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bottom="0in" fo:line-height="100%"/>
    </style:style>
    <style:style style:name="TableCell7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 fo:line-height="100%"/>
    </style:style>
    <style:style style:name="TableCell7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29" style:parent-style-name="Normal" style:family="paragraph">
      <style:paragraph-properties fo:text-align="center" fo:margin-bottom="0in" fo:line-height="100%"/>
    </style:style>
    <style:style style:name="TableCell730" style:family="table-cell">
      <style:table-cell-properties fo:border="none" style:writing-mode="lr-tb" fo:padding-top="0in" fo:padding-left="0.0069in" fo:padding-bottom="0in" fo:padding-right="0.0069in"/>
    </style:style>
    <style:style style:name="P731" style:parent-style-name="Normal" style:family="paragraph">
      <style:paragraph-properties fo:text-align="center" fo:margin-bottom="0in" fo:line-height="100%"/>
    </style:style>
    <style:style style:name="TableCell732" style:family="table-cell">
      <style:table-cell-properties fo:border="none" style:writing-mode="lr-tb" fo:padding-top="0in" fo:padding-left="0.0069in" fo:padding-bottom="0in" fo:padding-right="0.0069in"/>
    </style:style>
    <style:style style:name="P733" style:parent-style-name="Normal" style:family="paragraph">
      <style:paragraph-properties fo:text-align="center" fo:margin-bottom="0in" fo:line-height="100%"/>
    </style:style>
    <style:style style:name="TableRow734" style:family="table-row">
      <style:table-row-properties style:min-row-height="0.1777in"/>
    </style:style>
    <style:style style:name="TableCell735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736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737" style:family="table-cell">
      <style:table-cell-properties fo:border="0.0069in solid #8EAADB" style:writing-mode="lr-tb" fo:padding-top="0in" fo:padding-left="0.075in" fo:padding-bottom="0in" fo:padding-right="0.075in"/>
    </style:style>
    <style:style style:name="P738" style:parent-style-name="Normal" style:family="paragraph">
      <style:paragraph-properties fo:text-align="center" fo:margin-bottom="0in" fo:line-height="100%"/>
    </style:style>
    <style:style style:name="TableCell739" style:family="table-cell">
      <style:table-cell-properties fo:border="0.0069in solid #8EAADB" style:writing-mode="lr-tb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 fo:line-height="100%"/>
    </style:style>
    <style:style style:name="TableCell741" style:family="table-cell">
      <style:table-cell-properties fo:border="0.0069in solid #8EAADB" style:writing-mode="lr-tb" fo:padding-top="0in" fo:padding-left="0.075in" fo:padding-bottom="0in" fo:padding-right="0.075in"/>
    </style:style>
    <style:style style:name="P742" style:parent-style-name="Normal" style:family="paragraph">
      <style:paragraph-properties fo:text-align="center" fo:margin-bottom="0in" fo:line-height="100%"/>
    </style:style>
    <style:style style:name="TableCell743" style:family="table-cell">
      <style:table-cell-properties fo:border="0.0069in solid #8EAADB" style:writing-mode="lr-tb" fo:padding-top="0in" fo:padding-left="0.075in" fo:padding-bottom="0in" fo:padding-right="0.075in"/>
    </style:style>
    <style:style style:name="P744" style:parent-style-name="Normal" style:family="paragraph">
      <style:paragraph-properties fo:text-align="center" fo:margin-bottom="0in" fo:line-height="100%"/>
    </style:style>
    <style:style style:name="TableCell745" style:family="table-cell">
      <style:table-cell-properties fo:border="0.0069in solid #8EAADB" style:writing-mode="lr-tb" fo:padding-top="0in" fo:padding-left="0.075in" fo:padding-bottom="0in" fo:padding-right="0.075in"/>
    </style:style>
    <style:style style:name="P746" style:parent-style-name="Normal" style:family="paragraph">
      <style:paragraph-properties fo:text-align="center" fo:margin-bottom="0in" fo:line-height="100%"/>
    </style:style>
    <style:style style:name="TableCell747" style:family="table-cell">
      <style:table-cell-properties fo:border="0.0069in solid #8EAADB" style:writing-mode="lr-tb" fo:padding-top="0in" fo:padding-left="0.075in" fo:padding-bottom="0in" fo:padding-right="0.075in"/>
    </style:style>
    <style:style style:name="P748" style:parent-style-name="Normal" style:family="paragraph">
      <style:paragraph-properties fo:text-align="center" fo:margin-bottom="0in" fo:line-height="100%"/>
    </style:style>
    <style:style style:name="TableCell749" style:family="table-cell">
      <style:table-cell-properties fo:border="0.0069in solid #8EAADB" style:writing-mode="lr-tb" fo:padding-top="0in" fo:padding-left="0.075in" fo:padding-bottom="0in" fo:padding-right="0.075in"/>
    </style:style>
    <style:style style:name="P750" style:parent-style-name="Normal" style:family="paragraph">
      <style:paragraph-properties fo:text-align="center" fo:margin-bottom="0in" fo:line-height="100%"/>
    </style:style>
    <style:style style:name="TableCell751" style:family="table-cell">
      <style:table-cell-properties fo:border="0.0069in solid #8EAADB" style:writing-mode="lr-tb" fo:padding-top="0in" fo:padding-left="0.075in" fo:padding-bottom="0in" fo:padding-right="0.075in"/>
    </style:style>
    <style:style style:name="P752" style:parent-style-name="Normal" style:family="paragraph">
      <style:paragraph-properties fo:text-align="center" fo:margin-bottom="0in" fo:line-height="100%"/>
    </style:style>
    <style:style style:name="TableCell753" style:family="table-cell">
      <style:table-cell-properties fo:border="0.0069in solid #8EAADB" style:writing-mode="lr-tb" fo:padding-top="0in" fo:padding-left="0.075in" fo:padding-bottom="0in" fo:padding-right="0.075in"/>
    </style:style>
    <style:style style:name="P754" style:parent-style-name="Normal" style:family="paragraph">
      <style:paragraph-properties fo:text-align="center" fo:margin-bottom="0in" fo:line-height="100%"/>
    </style:style>
    <style:style style:name="TableCell755" style:family="table-cell">
      <style:table-cell-properties fo:border="0.0069in solid #8EAADB" style:writing-mode="lr-tb" fo:padding-top="0in" fo:padding-left="0.075in" fo:padding-bottom="0in" fo:padding-right="0.075in"/>
    </style:style>
    <style:style style:name="P756" style:parent-style-name="Normal" style:family="paragraph">
      <style:paragraph-properties fo:text-align="center" fo:margin-bottom="0in" fo:line-height="100%"/>
    </style:style>
    <style:style style:name="TableCell757" style:family="table-cell">
      <style:table-cell-properties fo:border="0.0069in solid #8EAADB" style:writing-mode="lr-tb" fo:padding-top="0in" fo:padding-left="0.075in" fo:padding-bottom="0in" fo:padding-right="0.075in"/>
    </style:style>
    <style:style style:name="P758" style:parent-style-name="Normal" style:family="paragraph">
      <style:paragraph-properties fo:text-align="center" fo:margin-bottom="0in" fo:line-height="100%"/>
    </style:style>
    <style:style style:name="TableCell759" style:family="table-cell">
      <style:table-cell-properties fo:border="0.0069in solid #8EAADB" style:writing-mode="lr-tb" fo:padding-top="0in" fo:padding-left="0.075in" fo:padding-bottom="0in" fo:padding-right="0.075in"/>
    </style:style>
    <style:style style:name="P760" style:parent-style-name="Normal" style:family="paragraph">
      <style:paragraph-properties fo:text-align="center" fo:margin-bottom="0in" fo:line-height="100%"/>
    </style:style>
    <style:style style:name="TableCell761" style:family="table-cell">
      <style:table-cell-properties fo:border="0.0069in solid #8EAADB" style:writing-mode="lr-tb" fo:padding-top="0in" fo:padding-left="0.075in" fo:padding-bottom="0in" fo:padding-right="0.075in"/>
    </style:style>
    <style:style style:name="P762" style:parent-style-name="Normal" style:family="paragraph">
      <style:paragraph-properties fo:text-align="center" fo:margin-bottom="0in" fo:line-height="100%"/>
    </style:style>
    <style:style style:name="TableCell763" style:family="table-cell">
      <style:table-cell-properties fo:border="0.0069in solid #8EAADB" style:writing-mode="lr-tb" fo:padding-top="0in" fo:padding-left="0.075in" fo:padding-bottom="0in" fo:padding-right="0.075in"/>
    </style:style>
    <style:style style:name="P764" style:parent-style-name="Normal" style:family="paragraph">
      <style:paragraph-properties fo:text-align="center" fo:margin-bottom="0in" fo:line-height="100%"/>
    </style:style>
    <style:style style:name="TableCell765" style:family="table-cell">
      <style:table-cell-properties fo:border="0.0069in solid #8EAADB" style:writing-mode="lr-tb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 fo:line-height="100%"/>
    </style:style>
    <style:style style:name="TableCell767" style:family="table-cell">
      <style:table-cell-properties fo:border="0.0069in solid #8EAADB" style:writing-mode="lr-tb" fo:padding-top="0in" fo:padding-left="0.075in" fo:padding-bottom="0in" fo:padding-right="0.075in"/>
    </style:style>
    <style:style style:name="P768" style:parent-style-name="Normal" style:family="paragraph">
      <style:paragraph-properties fo:text-align="center" fo:margin-bottom="0in" fo:line-height="100%"/>
    </style:style>
    <style:style style:name="TableCell769" style:family="table-cell">
      <style:table-cell-properties fo:border="0.0069in solid #8EAADB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 fo:line-height="100%"/>
    </style:style>
    <style:style style:name="TableCell771" style:family="table-cell">
      <style:table-cell-properties fo:border="0.0069in solid #8EAADB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</style:style>
    <style:style style:name="TableCell773" style:family="table-cell">
      <style:table-cell-properties fo:border="0.0069in solid #8EAADB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</style:style>
    <style:style style:name="TableCell775" style:family="table-cell">
      <style:table-cell-properties fo:border="0.0069in solid #8EAADB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bottom="0in" fo:line-height="100%"/>
    </style:style>
    <style:style style:name="TableCell777" style:family="table-cell">
      <style:table-cell-properties fo:border="0.0069in solid #8EAADB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bottom="0in" fo:line-height="100%"/>
    </style:style>
    <style:style style:name="TableCell779" style:family="table-cell">
      <style:table-cell-properties fo:border="0.0069in solid #8EAADB" style:writing-mode="lr-tb" fo:padding-top="0in" fo:padding-left="0.075in" fo:padding-bottom="0in" fo:padding-right="0.075in"/>
    </style:style>
    <style:style style:name="P780" style:parent-style-name="Normal" style:family="paragraph">
      <style:paragraph-properties fo:text-align="center" fo:margin-bottom="0in" fo:line-height="100%"/>
    </style:style>
    <style:style style:name="TableCell781" style:family="table-cell">
      <style:table-cell-properties fo:border="0.0069in solid #8EAADB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</style:style>
    <style:style style:name="TableCell783" style:family="table-cell">
      <style:table-cell-properties fo:border="0.0069in solid #8EAADB" style:writing-mode="lr-tb" fo:padding-top="0in" fo:padding-left="0.075in" fo:padding-bottom="0in" fo:padding-right="0.075in"/>
    </style:style>
    <style:style style:name="P784" style:parent-style-name="Normal" style:family="paragraph">
      <style:paragraph-properties fo:text-align="center" fo:margin-bottom="0in" fo:line-height="100%"/>
    </style:style>
    <style:style style:name="TableCell785" style:family="table-cell">
      <style:table-cell-properties fo:border="0.0069in solid #8EAADB" style:writing-mode="lr-tb" fo:padding-top="0in" fo:padding-left="0.075in" fo:padding-bottom="0in" fo:padding-right="0.075in"/>
    </style:style>
    <style:style style:name="P786" style:parent-style-name="Normal" style:family="paragraph">
      <style:paragraph-properties fo:text-align="center" fo:margin-bottom="0in" fo:line-height="100%"/>
    </style:style>
    <style:style style:name="TableCell787" style:family="table-cell">
      <style:table-cell-properties fo:border="0.0069in solid #8EAADB" style:writing-mode="lr-tb" fo:padding-top="0in" fo:padding-left="0.075in" fo:padding-bottom="0in" fo:padding-right="0.075in"/>
    </style:style>
    <style:style style:name="P788" style:parent-style-name="Normal" style:family="paragraph">
      <style:paragraph-properties fo:text-align="center" fo:margin-bottom="0in" fo:line-height="100%"/>
    </style:style>
    <style:style style:name="TableCell789" style:family="table-cell">
      <style:table-cell-properties fo:border="0.0069in solid #8EAADB" style:writing-mode="lr-tb" fo:padding-top="0in" fo:padding-left="0.075in" fo:padding-bottom="0in" fo:padding-right="0.075in"/>
    </style:style>
    <style:style style:name="P790" style:parent-style-name="Normal" style:family="paragraph">
      <style:paragraph-properties fo:text-align="center" fo:margin-bottom="0in" fo:line-height="100%"/>
    </style:style>
    <style:style style:name="TableCell791" style:family="table-cell">
      <style:table-cell-properties fo:border="0.0069in solid #8EAADB" style:writing-mode="lr-tb" fo:padding-top="0in" fo:padding-left="0.075in" fo:padding-bottom="0in" fo:padding-right="0.075in"/>
    </style:style>
    <style:style style:name="P792" style:parent-style-name="Normal" style:family="paragraph">
      <style:paragraph-properties fo:text-align="center" fo:margin-bottom="0in" fo:line-height="100%"/>
    </style:style>
    <style:style style:name="TableCell793" style:family="table-cell">
      <style:table-cell-properties fo:border="none" style:writing-mode="lr-tb" fo:padding-top="0in" fo:padding-left="0.0069in" fo:padding-bottom="0in" fo:padding-right="0.0069in"/>
    </style:style>
    <style:style style:name="P794" style:parent-style-name="Normal" style:family="paragraph">
      <style:paragraph-properties fo:text-align="center" fo:margin-bottom="0in" fo:line-height="100%"/>
    </style:style>
    <style:style style:name="TableCell795" style:family="table-cell">
      <style:table-cell-properties fo:border="none" style:writing-mode="lr-tb" fo:padding-top="0in" fo:padding-left="0.0069in" fo:padding-bottom="0in" fo:padding-right="0.0069in"/>
    </style:style>
    <style:style style:name="P796" style:parent-style-name="Normal" style:family="paragraph">
      <style:paragraph-properties fo:text-align="center" fo:margin-bottom="0in" fo:line-height="100%"/>
    </style:style>
    <style:style style:name="P797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ableColumn799" style:family="table-column">
      <style:table-column-properties style:column-width="1.1013in"/>
    </style:style>
    <style:style style:name="TableColumn800" style:family="table-column">
      <style:table-column-properties style:column-width="0.6673in"/>
    </style:style>
    <style:style style:name="TableColumn801" style:family="table-column">
      <style:table-column-properties style:column-width="0.7069in"/>
    </style:style>
    <style:style style:name="TableColumn802" style:family="table-column">
      <style:table-column-properties style:column-width="0.8243in"/>
    </style:style>
    <style:style style:name="TableColumn803" style:family="table-column">
      <style:table-column-properties style:column-width="0.8243in"/>
    </style:style>
    <style:style style:name="TableColumn804" style:family="table-column">
      <style:table-column-properties style:column-width="0.8243in"/>
    </style:style>
    <style:style style:name="TableColumn805" style:family="table-column">
      <style:table-column-properties style:column-width="0.8243in"/>
    </style:style>
    <style:style style:name="TableColumn806" style:family="table-column">
      <style:table-column-properties style:column-width="0.8243in"/>
    </style:style>
    <style:style style:name="TableColumn807" style:family="table-column">
      <style:table-column-properties style:column-width="0.825in"/>
    </style:style>
    <style:style style:name="TableColumn808" style:family="table-column">
      <style:table-column-properties style:column-width="0.825in"/>
    </style:style>
    <style:style style:name="TableColumn809" style:family="table-column">
      <style:table-column-properties style:column-width="0.825in"/>
    </style:style>
    <style:style style:name="TableColumn810" style:family="table-column">
      <style:table-column-properties style:column-width="0.825in"/>
    </style:style>
    <style:style style:name="TableColumn811" style:family="table-column">
      <style:table-column-properties style:column-width="0.018in"/>
    </style:style>
    <style:style style:name="Table798" style:family="table">
      <style:table-properties style:width="9.9152in" fo:margin-left="0in" table:align="left"/>
    </style:style>
    <style:style style:name="TableRow812" style:family="table-row">
      <style:table-row-properties style:min-row-height="0.1937in"/>
    </style:style>
    <style:style style:name="TableCell813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8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tyle="italic" style:font-style-asian="italic" style:font-style-complex="italic" fo:color="#2F5496"/>
    </style:style>
    <style:style style:name="TableCell815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8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2F5496"/>
    </style:style>
    <style:style style:name="TableRow817" style:family="table-row">
      <style:table-row-properties style:min-row-height="0.1826in"/>
    </style:style>
    <style:style style:name="TableCell818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819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2F5496"/>
    </style:style>
    <style:style style:name="TableCell82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bottom="0in" fo:line-height="100%"/>
      <style:text-properties fo:color="#2F5496"/>
    </style:style>
    <style:style style:name="TableCell8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bottom="0in" fo:line-height="100%"/>
      <style:text-properties fo:color="#2F5496"/>
    </style:style>
    <style:style style:name="TableCell8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bottom="0in" fo:line-height="100%"/>
      <style:text-properties fo:color="#2F5496"/>
    </style:style>
    <style:style style:name="TableCell8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  <style:text-properties fo:color="#2F5496"/>
    </style:style>
    <style:style style:name="TableCell8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29" style:parent-style-name="Normal" style:family="paragraph">
      <style:paragraph-properties fo:text-align="center" fo:margin-bottom="0in" fo:line-height="100%"/>
      <style:text-properties fo:color="#2F5496"/>
    </style:style>
    <style:style style:name="TableCell83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31" style:parent-style-name="Normal" style:family="paragraph">
      <style:paragraph-properties fo:text-align="center" fo:margin-bottom="0in" fo:line-height="100%"/>
      <style:text-properties fo:color="#2F5496"/>
    </style:style>
    <style:style style:name="TableCell8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33" style:parent-style-name="Normal" style:family="paragraph">
      <style:paragraph-properties fo:text-align="center" fo:margin-bottom="0in" fo:line-height="100%"/>
      <style:text-properties fo:color="#2F5496"/>
    </style:style>
    <style:style style:name="TableCell8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35" style:parent-style-name="Normal" style:family="paragraph">
      <style:paragraph-properties fo:text-align="center" fo:margin-bottom="0in" fo:line-height="100%"/>
      <style:text-properties fo:color="#2F5496"/>
    </style:style>
    <style:style style:name="TableCell8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37" style:parent-style-name="Normal" style:family="paragraph">
      <style:paragraph-properties fo:text-align="center" fo:margin-bottom="0in" fo:line-height="100%"/>
      <style:text-properties fo:color="#2F5496"/>
    </style:style>
    <style:style style:name="TableCell83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bottom="0in" fo:line-height="100%"/>
      <style:text-properties fo:color="#2F5496"/>
    </style:style>
    <style:style style:name="TableCell8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41" style:parent-style-name="Normal" style:family="paragraph">
      <style:paragraph-properties fo:text-align="center" fo:margin-bottom="0in" fo:line-height="100%"/>
      <style:text-properties fo:color="#2F5496"/>
    </style:style>
    <style:style style:name="TableCell842" style:family="table-cell">
      <style:table-cell-properties fo:border="none" style:writing-mode="lr-tb" fo:padding-top="0in" fo:padding-left="0.0069in" fo:padding-bottom="0in" fo:padding-right="0.0069in"/>
    </style:style>
    <style:style style:name="P843" style:parent-style-name="Normal" style:family="paragraph">
      <style:paragraph-properties fo:text-align="center" fo:margin-bottom="0in" fo:line-height="100%"/>
      <style:text-properties fo:color="#2F5496"/>
    </style:style>
    <style:style style:name="TableRow844" style:family="table-row">
      <style:table-row-properties style:min-row-height="0.1937in"/>
    </style:style>
    <style:style style:name="TableCell845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846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2F5496"/>
    </style:style>
    <style:style style:name="TableCell847" style:family="table-cell">
      <style:table-cell-properties fo:border="0.0069in solid #8EAADB" style:writing-mode="lr-tb" fo:padding-top="0in" fo:padding-left="0.075in" fo:padding-bottom="0in" fo:padding-right="0.075in"/>
    </style:style>
    <style:style style:name="P848" style:parent-style-name="Normal" style:family="paragraph">
      <style:paragraph-properties fo:text-align="center" fo:margin-bottom="0in" fo:line-height="100%"/>
      <style:text-properties fo:color="#2F5496"/>
    </style:style>
    <style:style style:name="TableCell849" style:family="table-cell">
      <style:table-cell-properties fo:border="0.0069in solid #8EAADB" style:writing-mode="lr-tb" fo:padding-top="0in" fo:padding-left="0.075in" fo:padding-bottom="0in" fo:padding-right="0.075in"/>
    </style:style>
    <style:style style:name="P850" style:parent-style-name="Normal" style:family="paragraph">
      <style:paragraph-properties fo:text-align="center" fo:margin-bottom="0in" fo:line-height="100%"/>
      <style:text-properties fo:color="#2F5496"/>
    </style:style>
    <style:style style:name="TableCell851" style:family="table-cell">
      <style:table-cell-properties fo:border="0.0069in solid #8EAADB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bottom="0in" fo:line-height="100%"/>
      <style:text-properties fo:color="#2F5496"/>
    </style:style>
    <style:style style:name="TableCell853" style:family="table-cell">
      <style:table-cell-properties fo:border="0.0069in solid #8EAADB" style:writing-mode="lr-tb" fo:padding-top="0in" fo:padding-left="0.075in" fo:padding-bottom="0in" fo:padding-right="0.075in"/>
    </style:style>
    <style:style style:name="P854" style:parent-style-name="Normal" style:family="paragraph">
      <style:paragraph-properties fo:text-align="center" fo:margin-bottom="0in" fo:line-height="100%"/>
      <style:text-properties fo:color="#2F5496"/>
    </style:style>
    <style:style style:name="TableCell855" style:family="table-cell">
      <style:table-cell-properties fo:border="0.0069in solid #8EAADB" style:writing-mode="lr-tb" fo:padding-top="0in" fo:padding-left="0.075in" fo:padding-bottom="0in" fo:padding-right="0.075in"/>
    </style:style>
    <style:style style:name="P856" style:parent-style-name="Normal" style:family="paragraph">
      <style:paragraph-properties fo:text-align="center" fo:margin-bottom="0in" fo:line-height="100%"/>
      <style:text-properties fo:color="#2F5496"/>
    </style:style>
    <style:style style:name="TableCell857" style:family="table-cell">
      <style:table-cell-properties fo:border="0.0069in solid #8EAADB" style:writing-mode="lr-tb" fo:padding-top="0in" fo:padding-left="0.075in" fo:padding-bottom="0in" fo:padding-right="0.075in"/>
    </style:style>
    <style:style style:name="P858" style:parent-style-name="Normal" style:family="paragraph">
      <style:paragraph-properties fo:text-align="center" fo:margin-bottom="0in" fo:line-height="100%"/>
      <style:text-properties fo:color="#2F5496"/>
    </style:style>
    <style:style style:name="TableCell859" style:family="table-cell">
      <style:table-cell-properties fo:border="0.0069in solid #8EAADB" style:writing-mode="lr-tb" fo:padding-top="0in" fo:padding-left="0.075in" fo:padding-bottom="0in" fo:padding-right="0.075in"/>
    </style:style>
    <style:style style:name="P860" style:parent-style-name="Normal" style:family="paragraph">
      <style:paragraph-properties fo:text-align="center" fo:margin-bottom="0in" fo:line-height="100%"/>
      <style:text-properties fo:color="#2F5496"/>
    </style:style>
    <style:style style:name="TableCell861" style:family="table-cell">
      <style:table-cell-properties fo:border="0.0069in solid #8EAADB" style:writing-mode="lr-tb" fo:padding-top="0in" fo:padding-left="0.075in" fo:padding-bottom="0in" fo:padding-right="0.075in"/>
    </style:style>
    <style:style style:name="P862" style:parent-style-name="Normal" style:family="paragraph">
      <style:paragraph-properties fo:text-align="center" fo:margin-bottom="0in" fo:line-height="100%"/>
      <style:text-properties fo:color="#2F5496"/>
    </style:style>
    <style:style style:name="TableCell863" style:family="table-cell">
      <style:table-cell-properties fo:border="0.0069in solid #8EAADB" style:writing-mode="lr-tb" fo:padding-top="0in" fo:padding-left="0.075in" fo:padding-bottom="0in" fo:padding-right="0.075in"/>
    </style:style>
    <style:style style:name="P864" style:parent-style-name="Normal" style:family="paragraph">
      <style:paragraph-properties fo:text-align="center" fo:margin-bottom="0in" fo:line-height="100%"/>
      <style:text-properties fo:color="#2F5496"/>
    </style:style>
    <style:style style:name="TableCell865" style:family="table-cell">
      <style:table-cell-properties fo:border="0.0069in solid #8EAADB" style:writing-mode="lr-tb" fo:padding-top="0in" fo:padding-left="0.075in" fo:padding-bottom="0in" fo:padding-right="0.075in"/>
    </style:style>
    <style:style style:name="P866" style:parent-style-name="Normal" style:family="paragraph">
      <style:paragraph-properties fo:text-align="center" fo:margin-bottom="0in" fo:line-height="100%"/>
      <style:text-properties fo:color="#2F5496"/>
    </style:style>
    <style:style style:name="TableCell867" style:family="table-cell">
      <style:table-cell-properties fo:border="0.0069in solid #8EAADB" style:writing-mode="lr-tb" fo:padding-top="0in" fo:padding-left="0.075in" fo:padding-bottom="0in" fo:padding-right="0.075in"/>
    </style:style>
    <style:style style:name="P868" style:parent-style-name="Normal" style:family="paragraph">
      <style:paragraph-properties fo:text-align="center" fo:margin-bottom="0in" fo:line-height="100%"/>
      <style:text-properties fo:color="#2F5496"/>
    </style:style>
    <style:style style:name="TableCell869" style:family="table-cell">
      <style:table-cell-properties fo:border="none" style:writing-mode="lr-tb" fo:padding-top="0in" fo:padding-left="0.0069in" fo:padding-bottom="0in" fo:padding-right="0.0069in"/>
    </style:style>
    <style:style style:name="P870" style:parent-style-name="Normal" style:family="paragraph">
      <style:paragraph-properties fo:text-align="center" fo:margin-bottom="0in" fo:line-height="100%"/>
      <style:text-properties fo:color="#2F5496"/>
    </style:style>
    <style:style style:name="TableRow871" style:family="table-row">
      <style:table-row-properties style:min-row-height="0.1826in"/>
    </style:style>
    <style:style style:name="TableCell872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87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2F5496"/>
    </style:style>
    <style:style style:name="TableCell87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bottom="0in" fo:line-height="100%"/>
      <style:text-properties fo:color="#2F5496"/>
    </style:style>
    <style:style style:name="TableCell8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bottom="0in" fo:line-height="100%"/>
      <style:text-properties fo:color="#2F5496"/>
    </style:style>
    <style:style style:name="TableCell8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79" style:parent-style-name="Normal" style:family="paragraph">
      <style:paragraph-properties fo:text-align="center" fo:margin-bottom="0in" fo:line-height="100%"/>
      <style:text-properties fo:color="#2F5496"/>
    </style:style>
    <style:style style:name="TableCell8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 fo:line-height="100%"/>
      <style:text-properties fo:color="#2F5496"/>
    </style:style>
    <style:style style:name="TableCell8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83" style:parent-style-name="Normal" style:family="paragraph">
      <style:paragraph-properties fo:text-align="center" fo:margin-bottom="0in" fo:line-height="100%"/>
      <style:text-properties fo:color="#2F5496"/>
    </style:style>
    <style:style style:name="TableCell88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85" style:parent-style-name="Normal" style:family="paragraph">
      <style:paragraph-properties fo:text-align="center" fo:margin-bottom="0in" fo:line-height="100%"/>
      <style:text-properties fo:color="#2F5496"/>
    </style:style>
    <style:style style:name="TableCell88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87" style:parent-style-name="Normal" style:family="paragraph">
      <style:paragraph-properties fo:text-align="center" fo:margin-bottom="0in" fo:line-height="100%"/>
      <style:text-properties fo:color="#2F5496"/>
    </style:style>
    <style:style style:name="TableCell8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89" style:parent-style-name="Normal" style:family="paragraph">
      <style:paragraph-properties fo:text-align="center" fo:margin-bottom="0in" fo:line-height="100%"/>
      <style:text-properties fo:color="#2F5496"/>
    </style:style>
    <style:style style:name="TableCell8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 fo:line-height="100%"/>
      <style:text-properties fo:color="#2F5496"/>
    </style:style>
    <style:style style:name="TableCell8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bottom="0in" fo:line-height="100%"/>
      <style:text-properties fo:color="#2F5496"/>
    </style:style>
    <style:style style:name="TableCell89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95" style:parent-style-name="Normal" style:family="paragraph">
      <style:paragraph-properties fo:text-align="center" fo:margin-bottom="0in" fo:line-height="100%"/>
      <style:text-properties fo:color="#2F5496"/>
    </style:style>
    <style:style style:name="TableCell896" style:family="table-cell">
      <style:table-cell-properties fo:border="none" style:writing-mode="lr-tb" fo:padding-top="0in" fo:padding-left="0.0069in" fo:padding-bottom="0in" fo:padding-right="0.0069in"/>
    </style:style>
    <style:style style:name="P897" style:parent-style-name="Normal" style:family="paragraph">
      <style:paragraph-properties fo:text-align="center" fo:margin-bottom="0in" fo:line-height="100%"/>
      <style:text-properties fo:color="#2F5496"/>
    </style:style>
    <style:style style:name="TableRow898" style:family="table-row">
      <style:table-row-properties style:min-row-height="0.1937in"/>
    </style:style>
    <style:style style:name="TableCell899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900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2F5496"/>
    </style:style>
    <style:style style:name="TableCell901" style:family="table-cell">
      <style:table-cell-properties fo:border="0.0069in solid #8EAADB" style:writing-mode="lr-tb" fo:padding-top="0in" fo:padding-left="0.075in" fo:padding-bottom="0in" fo:padding-right="0.075in"/>
    </style:style>
    <style:style style:name="P902" style:parent-style-name="Normal" style:family="paragraph">
      <style:paragraph-properties fo:text-align="center" fo:margin-bottom="0in" fo:line-height="100%"/>
      <style:text-properties fo:color="#2F5496"/>
    </style:style>
    <style:style style:name="TableCell903" style:family="table-cell">
      <style:table-cell-properties fo:border="0.0069in solid #8EAADB" style:writing-mode="lr-tb" fo:padding-top="0in" fo:padding-left="0.075in" fo:padding-bottom="0in" fo:padding-right="0.075in"/>
    </style:style>
    <style:style style:name="P904" style:parent-style-name="Normal" style:family="paragraph">
      <style:paragraph-properties fo:text-align="center" fo:margin-bottom="0in" fo:line-height="100%"/>
      <style:text-properties fo:color="#2F5496"/>
    </style:style>
    <style:style style:name="TableCell905" style:family="table-cell">
      <style:table-cell-properties fo:border="0.0069in solid #8EAADB" style:writing-mode="lr-tb" fo:padding-top="0in" fo:padding-left="0.075in" fo:padding-bottom="0in" fo:padding-right="0.075in"/>
    </style:style>
    <style:style style:name="P906" style:parent-style-name="Normal" style:family="paragraph">
      <style:paragraph-properties fo:text-align="center" fo:margin-bottom="0in" fo:line-height="100%"/>
      <style:text-properties fo:color="#2F5496"/>
    </style:style>
    <style:style style:name="TableCell907" style:family="table-cell">
      <style:table-cell-properties fo:border="0.0069in solid #8EAADB" style:writing-mode="lr-tb" fo:padding-top="0in" fo:padding-left="0.075in" fo:padding-bottom="0in" fo:padding-right="0.075in"/>
    </style:style>
    <style:style style:name="P908" style:parent-style-name="Normal" style:family="paragraph">
      <style:paragraph-properties fo:text-align="center" fo:margin-bottom="0in" fo:line-height="100%"/>
      <style:text-properties fo:color="#2F5496"/>
    </style:style>
    <style:style style:name="TableCell909" style:family="table-cell">
      <style:table-cell-properties fo:border="0.0069in solid #8EAADB" style:writing-mode="lr-tb" fo:padding-top="0in" fo:padding-left="0.075in" fo:padding-bottom="0in" fo:padding-right="0.075in"/>
    </style:style>
    <style:style style:name="P910" style:parent-style-name="Normal" style:family="paragraph">
      <style:paragraph-properties fo:text-align="center" fo:margin-bottom="0in" fo:line-height="100%"/>
      <style:text-properties fo:color="#2F5496"/>
    </style:style>
    <style:style style:name="TableCell911" style:family="table-cell">
      <style:table-cell-properties fo:border="0.0069in solid #8EAADB" style:writing-mode="lr-tb" fo:padding-top="0in" fo:padding-left="0.075in" fo:padding-bottom="0in" fo:padding-right="0.075in"/>
    </style:style>
    <style:style style:name="P912" style:parent-style-name="Normal" style:family="paragraph">
      <style:paragraph-properties fo:text-align="center" fo:margin-bottom="0in" fo:line-height="100%"/>
      <style:text-properties fo:color="#2F5496"/>
    </style:style>
    <style:style style:name="TableCell913" style:family="table-cell">
      <style:table-cell-properties fo:border="0.0069in solid #8EAADB" style:writing-mode="lr-tb" fo:padding-top="0in" fo:padding-left="0.075in" fo:padding-bottom="0in" fo:padding-right="0.075in"/>
    </style:style>
    <style:style style:name="P914" style:parent-style-name="Normal" style:family="paragraph">
      <style:paragraph-properties fo:text-align="center" fo:margin-bottom="0in" fo:line-height="100%"/>
      <style:text-properties fo:color="#2F5496"/>
    </style:style>
    <style:style style:name="TableCell915" style:family="table-cell">
      <style:table-cell-properties fo:border="0.0069in solid #8EAADB" style:writing-mode="lr-tb" fo:padding-top="0in" fo:padding-left="0.075in" fo:padding-bottom="0in" fo:padding-right="0.075in"/>
    </style:style>
    <style:style style:name="P916" style:parent-style-name="Normal" style:family="paragraph">
      <style:paragraph-properties fo:text-align="center" fo:margin-bottom="0in" fo:line-height="100%"/>
      <style:text-properties fo:color="#2F5496"/>
    </style:style>
    <style:style style:name="TableCell917" style:family="table-cell">
      <style:table-cell-properties fo:border="0.0069in solid #8EAADB" style:writing-mode="lr-tb" fo:padding-top="0in" fo:padding-left="0.075in" fo:padding-bottom="0in" fo:padding-right="0.075in"/>
    </style:style>
    <style:style style:name="P918" style:parent-style-name="Normal" style:family="paragraph">
      <style:paragraph-properties fo:text-align="center" fo:margin-bottom="0in" fo:line-height="100%"/>
      <style:text-properties fo:color="#2F5496"/>
    </style:style>
    <style:style style:name="TableCell919" style:family="table-cell">
      <style:table-cell-properties fo:border="0.0069in solid #8EAADB" style:writing-mode="lr-tb" fo:padding-top="0in" fo:padding-left="0.075in" fo:padding-bottom="0in" fo:padding-right="0.075in"/>
    </style:style>
    <style:style style:name="P920" style:parent-style-name="Normal" style:family="paragraph">
      <style:paragraph-properties fo:text-align="center" fo:margin-bottom="0in" fo:line-height="100%"/>
      <style:text-properties fo:color="#2F5496"/>
    </style:style>
    <style:style style:name="TableCell921" style:family="table-cell">
      <style:table-cell-properties fo:border="0.0069in solid #8EAADB" style:writing-mode="lr-tb" fo:padding-top="0in" fo:padding-left="0.075in" fo:padding-bottom="0in" fo:padding-right="0.075in"/>
    </style:style>
    <style:style style:name="P922" style:parent-style-name="Normal" style:family="paragraph">
      <style:paragraph-properties fo:text-align="center" fo:margin-bottom="0in" fo:line-height="100%"/>
      <style:text-properties fo:color="#2F5496"/>
    </style:style>
    <style:style style:name="TableCell923" style:family="table-cell">
      <style:table-cell-properties fo:border="none" style:writing-mode="lr-tb" fo:padding-top="0in" fo:padding-left="0.0069in" fo:padding-bottom="0in" fo:padding-right="0.0069in"/>
    </style:style>
    <style:style style:name="P924" style:parent-style-name="Normal" style:family="paragraph">
      <style:paragraph-properties fo:text-align="center" fo:margin-bottom="0in" fo:line-height="100%"/>
      <style:text-properties fo:color="#2F5496"/>
    </style:style>
    <style:style style:name="TableRow925" style:family="table-row">
      <style:table-row-properties style:min-row-height="0.1826in"/>
    </style:style>
    <style:style style:name="TableCell926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927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2F5496"/>
    </style:style>
    <style:style style:name="TableCell9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29" style:parent-style-name="Normal" style:family="paragraph">
      <style:paragraph-properties fo:text-align="center" fo:margin-bottom="0in" fo:line-height="100%"/>
      <style:text-properties fo:color="#2F5496"/>
    </style:style>
    <style:style style:name="TableCell93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31" style:parent-style-name="Normal" style:family="paragraph">
      <style:paragraph-properties fo:text-align="center" fo:margin-bottom="0in" fo:line-height="100%"/>
      <style:text-properties fo:color="#2F5496"/>
    </style:style>
    <style:style style:name="TableCell9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33" style:parent-style-name="Normal" style:family="paragraph">
      <style:paragraph-properties fo:text-align="center" fo:margin-bottom="0in" fo:line-height="100%"/>
      <style:text-properties fo:color="#2F5496"/>
    </style:style>
    <style:style style:name="TableCell9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35" style:parent-style-name="Normal" style:family="paragraph">
      <style:paragraph-properties fo:text-align="center" fo:margin-bottom="0in" fo:line-height="100%"/>
      <style:text-properties fo:color="#2F5496"/>
    </style:style>
    <style:style style:name="TableCell9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37" style:parent-style-name="Normal" style:family="paragraph">
      <style:paragraph-properties fo:text-align="center" fo:margin-bottom="0in" fo:line-height="100%"/>
      <style:text-properties fo:color="#2F5496"/>
    </style:style>
    <style:style style:name="TableCell93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39" style:parent-style-name="Normal" style:family="paragraph">
      <style:paragraph-properties fo:text-align="center" fo:margin-bottom="0in" fo:line-height="100%"/>
      <style:text-properties fo:color="#2F5496"/>
    </style:style>
    <style:style style:name="TableCell9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41" style:parent-style-name="Normal" style:family="paragraph">
      <style:paragraph-properties fo:text-align="center" fo:margin-bottom="0in" fo:line-height="100%"/>
      <style:text-properties fo:color="#2F5496"/>
    </style:style>
    <style:style style:name="TableCell94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43" style:parent-style-name="Normal" style:family="paragraph">
      <style:paragraph-properties fo:text-align="center" fo:margin-bottom="0in" fo:line-height="100%"/>
      <style:text-properties fo:color="#2F5496"/>
    </style:style>
    <style:style style:name="TableCell94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45" style:parent-style-name="Normal" style:family="paragraph">
      <style:paragraph-properties fo:text-align="center" fo:margin-bottom="0in" fo:line-height="100%"/>
      <style:text-properties fo:color="#2F5496"/>
    </style:style>
    <style:style style:name="TableCell94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47" style:parent-style-name="Normal" style:family="paragraph">
      <style:paragraph-properties fo:text-align="center" fo:margin-bottom="0in" fo:line-height="100%"/>
      <style:text-properties fo:color="#2F5496"/>
    </style:style>
    <style:style style:name="TableCell94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49" style:parent-style-name="Normal" style:family="paragraph">
      <style:paragraph-properties fo:text-align="center" fo:margin-bottom="0in" fo:line-height="100%"/>
      <style:text-properties fo:color="#2F5496"/>
    </style:style>
    <style:style style:name="TableCell950" style:family="table-cell">
      <style:table-cell-properties fo:border="none" style:writing-mode="lr-tb" fo:padding-top="0in" fo:padding-left="0.0069in" fo:padding-bottom="0in" fo:padding-right="0.0069in"/>
    </style:style>
    <style:style style:name="P951" style:parent-style-name="Normal" style:family="paragraph">
      <style:paragraph-properties fo:text-align="center" fo:margin-bottom="0in" fo:line-height="100%"/>
      <style:text-properties fo:color="#2F5496"/>
    </style:style>
    <style:style style:name="TableRow952" style:family="table-row">
      <style:table-row-properties style:min-row-height="0.1937in"/>
    </style:style>
    <style:style style:name="TableCell953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954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2F5496"/>
    </style:style>
    <style:style style:name="TableCell955" style:family="table-cell">
      <style:table-cell-properties fo:border="0.0069in solid #8EAADB" style:writing-mode="lr-tb" fo:padding-top="0in" fo:padding-left="0.075in" fo:padding-bottom="0in" fo:padding-right="0.075in"/>
    </style:style>
    <style:style style:name="P956" style:parent-style-name="Normal" style:family="paragraph">
      <style:paragraph-properties fo:text-align="center" fo:margin-bottom="0in" fo:line-height="100%"/>
      <style:text-properties fo:color="#2F5496"/>
    </style:style>
    <style:style style:name="TableCell957" style:family="table-cell">
      <style:table-cell-properties fo:border="0.0069in solid #8EAADB" style:writing-mode="lr-tb" fo:padding-top="0in" fo:padding-left="0.075in" fo:padding-bottom="0in" fo:padding-right="0.075in"/>
    </style:style>
    <style:style style:name="P958" style:parent-style-name="Normal" style:family="paragraph">
      <style:paragraph-properties fo:text-align="center" fo:margin-bottom="0in" fo:line-height="100%"/>
      <style:text-properties fo:color="#2F5496"/>
    </style:style>
    <style:style style:name="TableCell959" style:family="table-cell">
      <style:table-cell-properties fo:border="0.0069in solid #8EAADB" style:writing-mode="lr-tb" fo:padding-top="0in" fo:padding-left="0.075in" fo:padding-bottom="0in" fo:padding-right="0.075in"/>
    </style:style>
    <style:style style:name="P960" style:parent-style-name="Normal" style:family="paragraph">
      <style:paragraph-properties fo:text-align="center" fo:margin-bottom="0in" fo:line-height="100%"/>
      <style:text-properties fo:color="#2F5496"/>
    </style:style>
    <style:style style:name="TableCell961" style:family="table-cell">
      <style:table-cell-properties fo:border="0.0069in solid #8EAADB" style:writing-mode="lr-tb" fo:padding-top="0in" fo:padding-left="0.075in" fo:padding-bottom="0in" fo:padding-right="0.075in"/>
    </style:style>
    <style:style style:name="P962" style:parent-style-name="Normal" style:family="paragraph">
      <style:paragraph-properties fo:text-align="center" fo:margin-bottom="0in" fo:line-height="100%"/>
      <style:text-properties fo:color="#2F5496"/>
    </style:style>
    <style:style style:name="TableCell963" style:family="table-cell">
      <style:table-cell-properties fo:border="0.0069in solid #8EAADB" style:writing-mode="lr-tb" fo:padding-top="0in" fo:padding-left="0.075in" fo:padding-bottom="0in" fo:padding-right="0.075in"/>
    </style:style>
    <style:style style:name="P964" style:parent-style-name="Normal" style:family="paragraph">
      <style:paragraph-properties fo:text-align="center" fo:margin-bottom="0in" fo:line-height="100%"/>
      <style:text-properties fo:color="#2F5496"/>
    </style:style>
    <style:style style:name="TableCell965" style:family="table-cell">
      <style:table-cell-properties fo:border="0.0069in solid #8EAADB" style:writing-mode="lr-tb" fo:padding-top="0in" fo:padding-left="0.075in" fo:padding-bottom="0in" fo:padding-right="0.075in"/>
    </style:style>
    <style:style style:name="P966" style:parent-style-name="Normal" style:family="paragraph">
      <style:paragraph-properties fo:text-align="center" fo:margin-bottom="0in" fo:line-height="100%"/>
      <style:text-properties fo:color="#2F5496"/>
    </style:style>
    <style:style style:name="TableCell967" style:family="table-cell">
      <style:table-cell-properties fo:border="0.0069in solid #8EAADB" style:writing-mode="lr-tb" fo:padding-top="0in" fo:padding-left="0.075in" fo:padding-bottom="0in" fo:padding-right="0.075in"/>
    </style:style>
    <style:style style:name="P968" style:parent-style-name="Normal" style:family="paragraph">
      <style:paragraph-properties fo:text-align="center" fo:margin-bottom="0in" fo:line-height="100%"/>
      <style:text-properties fo:color="#2F5496"/>
    </style:style>
    <style:style style:name="TableCell969" style:family="table-cell">
      <style:table-cell-properties fo:border="0.0069in solid #8EAADB" style:writing-mode="lr-tb" fo:padding-top="0in" fo:padding-left="0.075in" fo:padding-bottom="0in" fo:padding-right="0.075in"/>
    </style:style>
    <style:style style:name="P970" style:parent-style-name="Normal" style:family="paragraph">
      <style:paragraph-properties fo:text-align="center" fo:margin-bottom="0in" fo:line-height="100%"/>
      <style:text-properties fo:color="#2F5496"/>
    </style:style>
    <style:style style:name="TableCell971" style:family="table-cell">
      <style:table-cell-properties fo:border="0.0069in solid #8EAADB" style:writing-mode="lr-tb" fo:padding-top="0in" fo:padding-left="0.075in" fo:padding-bottom="0in" fo:padding-right="0.075in"/>
    </style:style>
    <style:style style:name="P972" style:parent-style-name="Normal" style:family="paragraph">
      <style:paragraph-properties fo:text-align="center" fo:margin-bottom="0in" fo:line-height="100%"/>
      <style:text-properties fo:color="#2F5496"/>
    </style:style>
    <style:style style:name="TableCell973" style:family="table-cell">
      <style:table-cell-properties fo:border="0.0069in solid #8EAADB" style:writing-mode="lr-tb" fo:padding-top="0in" fo:padding-left="0.075in" fo:padding-bottom="0in" fo:padding-right="0.075in"/>
    </style:style>
    <style:style style:name="P974" style:parent-style-name="Normal" style:family="paragraph">
      <style:paragraph-properties fo:text-align="center" fo:margin-bottom="0in" fo:line-height="100%"/>
      <style:text-properties fo:color="#2F5496"/>
    </style:style>
    <style:style style:name="TableCell975" style:family="table-cell">
      <style:table-cell-properties fo:border="0.0069in solid #8EAADB" style:writing-mode="lr-tb" fo:padding-top="0in" fo:padding-left="0.075in" fo:padding-bottom="0in" fo:padding-right="0.075in"/>
    </style:style>
    <style:style style:name="P976" style:parent-style-name="Normal" style:family="paragraph">
      <style:paragraph-properties fo:text-align="center" fo:margin-bottom="0in" fo:line-height="100%"/>
      <style:text-properties fo:color="#2F5496"/>
    </style:style>
    <style:style style:name="TableCell977" style:family="table-cell">
      <style:table-cell-properties fo:border="none" style:writing-mode="lr-tb" fo:padding-top="0in" fo:padding-left="0.0069in" fo:padding-bottom="0in" fo:padding-right="0.0069in"/>
    </style:style>
    <style:style style:name="P978" style:parent-style-name="Normal" style:family="paragraph">
      <style:paragraph-properties fo:text-align="center" fo:margin-bottom="0in" fo:line-height="100%"/>
      <style:text-properties fo:color="#2F5496"/>
    </style:style>
    <style:style style:name="TableRow979" style:family="table-row">
      <style:table-row-properties style:min-row-height="0.1826in"/>
    </style:style>
    <style:style style:name="TableCell980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981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2F5496"/>
    </style:style>
    <style:style style:name="TableCell9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83" style:parent-style-name="Normal" style:family="paragraph">
      <style:paragraph-properties fo:text-align="center" fo:margin-bottom="0in" fo:line-height="100%"/>
      <style:text-properties fo:color="#2F5496"/>
    </style:style>
    <style:style style:name="TableCell98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85" style:parent-style-name="Normal" style:family="paragraph">
      <style:paragraph-properties fo:text-align="center" fo:margin-bottom="0in" fo:line-height="100%"/>
      <style:text-properties fo:color="#2F5496"/>
    </style:style>
    <style:style style:name="TableCell98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87" style:parent-style-name="Normal" style:family="paragraph">
      <style:paragraph-properties fo:text-align="center" fo:margin-bottom="0in" fo:line-height="100%"/>
      <style:text-properties fo:color="#2F5496"/>
    </style:style>
    <style:style style:name="TableCell9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89" style:parent-style-name="Normal" style:family="paragraph">
      <style:paragraph-properties fo:text-align="center" fo:margin-bottom="0in" fo:line-height="100%"/>
      <style:text-properties fo:color="#2F5496"/>
    </style:style>
    <style:style style:name="TableCell9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91" style:parent-style-name="Normal" style:family="paragraph">
      <style:paragraph-properties fo:text-align="center" fo:margin-bottom="0in" fo:line-height="100%"/>
      <style:text-properties fo:color="#2F5496"/>
    </style:style>
    <style:style style:name="TableCell9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93" style:parent-style-name="Normal" style:family="paragraph">
      <style:paragraph-properties fo:text-align="center" fo:margin-bottom="0in" fo:line-height="100%"/>
      <style:text-properties fo:color="#2F5496"/>
    </style:style>
    <style:style style:name="TableCell99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bottom="0in" fo:line-height="100%"/>
      <style:text-properties fo:color="#2F5496"/>
    </style:style>
    <style:style style:name="TableCell99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97" style:parent-style-name="Normal" style:family="paragraph">
      <style:paragraph-properties fo:text-align="center" fo:margin-bottom="0in" fo:line-height="100%"/>
      <style:text-properties fo:color="#2F5496"/>
    </style:style>
    <style:style style:name="TableCell99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99" style:parent-style-name="Normal" style:family="paragraph">
      <style:paragraph-properties fo:text-align="center" fo:margin-bottom="0in" fo:line-height="100%"/>
      <style:text-properties fo:color="#2F5496"/>
    </style:style>
    <style:style style:name="TableCell100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text-align="center" fo:margin-bottom="0in" fo:line-height="100%"/>
      <style:text-properties fo:color="#2F5496"/>
    </style:style>
    <style:style style:name="TableCell100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text-align="center" fo:margin-bottom="0in" fo:line-height="100%"/>
      <style:text-properties fo:color="#2F5496"/>
    </style:style>
    <style:style style:name="TableCell1004" style:family="table-cell">
      <style:table-cell-properties fo:border="none" style:writing-mode="lr-tb" fo:padding-top="0in" fo:padding-left="0.0069in" fo:padding-bottom="0in" fo:padding-right="0.0069in"/>
    </style:style>
    <style:style style:name="P1005" style:parent-style-name="Normal" style:family="paragraph">
      <style:paragraph-properties fo:text-align="center" fo:margin-bottom="0in" fo:line-height="100%"/>
      <style:text-properties fo:color="#2F5496"/>
    </style:style>
    <style:style style:name="TableColumn1007" style:family="table-column">
      <style:table-column-properties style:column-width="1.0833in" style:use-optimal-column-width="false"/>
    </style:style>
    <style:style style:name="TableColumn1008" style:family="table-column">
      <style:table-column-properties style:column-width="0.375in" style:use-optimal-column-width="false"/>
    </style:style>
    <style:style style:name="TableColumn1009" style:family="table-column">
      <style:table-column-properties style:column-width="0.3055in" style:use-optimal-column-width="false"/>
    </style:style>
    <style:style style:name="TableColumn1010" style:family="table-column">
      <style:table-column-properties style:column-width="0.3125in" style:use-optimal-column-width="false"/>
    </style:style>
    <style:style style:name="TableColumn1011" style:family="table-column">
      <style:table-column-properties style:column-width="0.3125in" style:use-optimal-column-width="false"/>
    </style:style>
    <style:style style:name="TableColumn1012" style:family="table-column">
      <style:table-column-properties style:column-width="0.3125in" style:use-optimal-column-width="false"/>
    </style:style>
    <style:style style:name="TableColumn1013" style:family="table-column">
      <style:table-column-properties style:column-width="0.3125in" style:use-optimal-column-width="false"/>
    </style:style>
    <style:style style:name="TableColumn1014" style:family="table-column">
      <style:table-column-properties style:column-width="0.3125in" style:use-optimal-column-width="false"/>
    </style:style>
    <style:style style:name="TableColumn1015" style:family="table-column">
      <style:table-column-properties style:column-width="0.3125in" style:use-optimal-column-width="false"/>
    </style:style>
    <style:style style:name="TableColumn1016" style:family="table-column">
      <style:table-column-properties style:column-width="0.3125in" style:use-optimal-column-width="false"/>
    </style:style>
    <style:style style:name="TableColumn1017" style:family="table-column">
      <style:table-column-properties style:column-width="0.3131in" style:use-optimal-column-width="false"/>
    </style:style>
    <style:style style:name="TableColumn1018" style:family="table-column">
      <style:table-column-properties style:column-width="0.3131in" style:use-optimal-column-width="false"/>
    </style:style>
    <style:style style:name="TableColumn1019" style:family="table-column">
      <style:table-column-properties style:column-width="0.3131in" style:use-optimal-column-width="false"/>
    </style:style>
    <style:style style:name="TableColumn1020" style:family="table-column">
      <style:table-column-properties style:column-width="0.3131in" style:use-optimal-column-width="false"/>
    </style:style>
    <style:style style:name="TableColumn1021" style:family="table-column">
      <style:table-column-properties style:column-width="0.3131in" style:use-optimal-column-width="false"/>
    </style:style>
    <style:style style:name="TableColumn1022" style:family="table-column">
      <style:table-column-properties style:column-width="0.3131in" style:use-optimal-column-width="false"/>
    </style:style>
    <style:style style:name="TableColumn1023" style:family="table-column">
      <style:table-column-properties style:column-width="0.3131in" style:use-optimal-column-width="false"/>
    </style:style>
    <style:style style:name="TableColumn1024" style:family="table-column">
      <style:table-column-properties style:column-width="0.3131in" style:use-optimal-column-width="false"/>
    </style:style>
    <style:style style:name="TableColumn1025" style:family="table-column">
      <style:table-column-properties style:column-width="0.3131in" style:use-optimal-column-width="false"/>
    </style:style>
    <style:style style:name="TableColumn1026" style:family="table-column">
      <style:table-column-properties style:column-width="0.3131in" style:use-optimal-column-width="false"/>
    </style:style>
    <style:style style:name="TableColumn1027" style:family="table-column">
      <style:table-column-properties style:column-width="0.3131in" style:use-optimal-column-width="false"/>
    </style:style>
    <style:style style:name="TableColumn1028" style:family="table-column">
      <style:table-column-properties style:column-width="0.3131in" style:use-optimal-column-width="false"/>
    </style:style>
    <style:style style:name="TableColumn1029" style:family="table-column">
      <style:table-column-properties style:column-width="0.3131in" style:use-optimal-column-width="false"/>
    </style:style>
    <style:style style:name="TableColumn1030" style:family="table-column">
      <style:table-column-properties style:column-width="0.3131in" style:use-optimal-column-width="false"/>
    </style:style>
    <style:style style:name="TableColumn1031" style:family="table-column">
      <style:table-column-properties style:column-width="0.3131in" style:use-optimal-column-width="false"/>
    </style:style>
    <style:style style:name="TableColumn1032" style:family="table-column">
      <style:table-column-properties style:column-width="0.3131in" style:use-optimal-column-width="false"/>
    </style:style>
    <style:style style:name="TableColumn1033" style:family="table-column">
      <style:table-column-properties style:column-width="0.3131in" style:use-optimal-column-width="false"/>
    </style:style>
    <style:style style:name="TableColumn1034" style:family="table-column">
      <style:table-column-properties style:column-width="0.3131in" style:use-optimal-column-width="false"/>
    </style:style>
    <style:style style:name="TableColumn1035" style:family="table-column">
      <style:table-column-properties style:column-width="0.3138in" style:use-optimal-column-width="false"/>
    </style:style>
    <style:style style:name="Table1006" style:family="table">
      <style:table-properties style:width="9.9027in" fo:margin-left="0in" table:align="left"/>
    </style:style>
    <style:style style:name="TableRow1036" style:family="table-row">
      <style:table-row-properties style:min-row-height="0.2229in" style:use-optimal-row-height="false"/>
    </style:style>
    <style:style style:name="TableCell1037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text-align="center" fo:margin-bottom="0in" fo:line-height="100%" fo:margin-left="-0.8659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TableCell1039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41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043" style:family="table-row">
      <style:table-row-properties style:min-row-height="0.4666in" style:use-optimal-row-height="false"/>
    </style:style>
    <style:style style:name="TableCell1044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104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margin-bottom="0in" fo:line-height="100%"/>
    </style:style>
    <style:style style:name="TableCell104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margin-bottom="0in" fo:line-height="100%"/>
    </style:style>
    <style:style style:name="TableCell105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margin-bottom="0in" fo:line-height="100%"/>
    </style:style>
    <style:style style:name="TableCell105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53" style:parent-style-name="Normal" style:family="paragraph">
      <style:paragraph-properties fo:margin-bottom="0in" fo:line-height="100%"/>
    </style:style>
    <style:style style:name="TableCell105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margin-bottom="0in" fo:line-height="100%"/>
    </style:style>
    <style:style style:name="TableCell105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margin-bottom="0in" fo:line-height="100%"/>
    </style:style>
    <style:style style:name="TableCell105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margin-bottom="0in" fo:line-height="100%"/>
    </style:style>
    <style:style style:name="TableCell106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margin-bottom="0in" fo:line-height="100%"/>
    </style:style>
    <style:style style:name="TableCell106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margin-bottom="0in" fo:line-height="100%"/>
    </style:style>
    <style:style style:name="TableCell106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margin-bottom="0in" fo:line-height="100%"/>
    </style:style>
    <style:style style:name="TableCell10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margin-bottom="0in" fo:line-height="100%"/>
    </style:style>
    <style:style style:name="TableCell10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 fo:line-height="100%"/>
    </style:style>
    <style:style style:name="TableCell10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 fo:line-height="100%"/>
    </style:style>
    <style:style style:name="TableCell10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margin-bottom="0in" fo:line-height="100%"/>
    </style:style>
    <style:style style:name="TableCell107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 fo:line-height="100%"/>
    </style:style>
    <style:style style:name="TableCell10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 fo:line-height="100%"/>
    </style:style>
    <style:style style:name="TableCell10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 fo:line-height="100%"/>
    </style:style>
    <style:style style:name="TableCell10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 fo:line-height="100%"/>
    </style:style>
    <style:style style:name="TableCell10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margin-bottom="0in" fo:line-height="100%"/>
    </style:style>
    <style:style style:name="TableCell108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margin-bottom="0in" fo:line-height="100%"/>
    </style:style>
    <style:style style:name="TableCell108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margin-bottom="0in" fo:line-height="100%"/>
    </style:style>
    <style:style style:name="TableCell10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margin-bottom="0in" fo:line-height="100%"/>
    </style:style>
    <style:style style:name="TableCell10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margin-bottom="0in" fo:line-height="100%"/>
    </style:style>
    <style:style style:name="TableCell10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margin-bottom="0in" fo:line-height="100%"/>
    </style:style>
    <style:style style:name="TableCell109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margin-bottom="0in" fo:line-height="100%"/>
    </style:style>
    <style:style style:name="TableCell109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margin-bottom="0in" fo:line-height="100%"/>
    </style:style>
    <style:style style:name="TableCell109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margin-bottom="0in" fo:line-height="100%"/>
    </style:style>
    <style:style style:name="TableCell110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margin-bottom="0in" fo:line-height="100%"/>
    </style:style>
    <style:style style:name="TableRow1102" style:family="table-row">
      <style:table-row-properties style:min-row-height="0.4402in" style:use-optimal-row-height="false"/>
    </style:style>
    <style:style style:name="TableCell1103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1105" style:family="table-cell">
      <style:table-cell-properties fo:border="0.0069in solid #8EAADB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margin-bottom="0in" fo:line-height="100%"/>
    </style:style>
    <style:style style:name="TableCell1107" style:family="table-cell">
      <style:table-cell-properties fo:border="0.0069in solid #8EAADB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margin-bottom="0in" fo:line-height="100%"/>
    </style:style>
    <style:style style:name="TableCell1109" style:family="table-cell">
      <style:table-cell-properties fo:border="0.0069in solid #8EAADB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margin-bottom="0in" fo:line-height="100%"/>
    </style:style>
    <style:style style:name="TableCell1111" style:family="table-cell">
      <style:table-cell-properties fo:border="0.0069in solid #8EAADB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margin-bottom="0in" fo:line-height="100%"/>
    </style:style>
    <style:style style:name="TableCell1113" style:family="table-cell">
      <style:table-cell-properties fo:border="0.0069in solid #8EAADB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 fo:line-height="100%"/>
    </style:style>
    <style:style style:name="TableCell1115" style:family="table-cell">
      <style:table-cell-properties fo:border="0.0069in solid #8EAADB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/>
    </style:style>
    <style:style style:name="TableCell1117" style:family="table-cell">
      <style:table-cell-properties fo:border="0.0069in solid #8EAADB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margin-bottom="0in" fo:line-height="100%"/>
    </style:style>
    <style:style style:name="TableCell1119" style:family="table-cell">
      <style:table-cell-properties fo:border="0.0069in solid #8EAADB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margin-bottom="0in" fo:line-height="100%"/>
    </style:style>
    <style:style style:name="TableCell1121" style:family="table-cell">
      <style:table-cell-properties fo:border="0.0069in solid #8EAADB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margin-bottom="0in" fo:line-height="100%"/>
    </style:style>
    <style:style style:name="TableCell1123" style:family="table-cell">
      <style:table-cell-properties fo:border="0.0069in solid #8EAADB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margin-bottom="0in" fo:line-height="100%"/>
    </style:style>
    <style:style style:name="TableCell1125" style:family="table-cell">
      <style:table-cell-properties fo:border="0.0069in solid #8EAADB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margin-bottom="0in" fo:line-height="100%"/>
    </style:style>
    <style:style style:name="TableCell1127" style:family="table-cell">
      <style:table-cell-properties fo:border="0.0069in solid #8EAADB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margin-bottom="0in" fo:line-height="100%"/>
    </style:style>
    <style:style style:name="TableCell1129" style:family="table-cell">
      <style:table-cell-properties fo:border="0.0069in solid #8EAADB" style:writing-mode="lr-tb" fo:padding-top="0in" fo:padding-left="0.075in" fo:padding-bottom="0in" fo:padding-right="0.075in"/>
    </style:style>
    <style:style style:name="P1130" style:parent-style-name="Normal" style:family="paragraph">
      <style:paragraph-properties fo:margin-bottom="0in" fo:line-height="100%"/>
    </style:style>
    <style:style style:name="TableCell1131" style:family="table-cell">
      <style:table-cell-properties fo:border="0.0069in solid #8EAADB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margin-bottom="0in" fo:line-height="100%"/>
    </style:style>
    <style:style style:name="TableCell1133" style:family="table-cell">
      <style:table-cell-properties fo:border="0.0069in solid #8EAADB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margin-bottom="0in" fo:line-height="100%"/>
    </style:style>
    <style:style style:name="TableCell1135" style:family="table-cell">
      <style:table-cell-properties fo:border="0.0069in solid #8EAADB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margin-bottom="0in" fo:line-height="100%"/>
    </style:style>
    <style:style style:name="TableCell1137" style:family="table-cell">
      <style:table-cell-properties fo:border="0.0069in solid #8EAADB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margin-bottom="0in" fo:line-height="100%"/>
    </style:style>
    <style:style style:name="TableCell1139" style:family="table-cell">
      <style:table-cell-properties fo:border="0.0069in solid #8EAADB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margin-bottom="0in" fo:line-height="100%"/>
    </style:style>
    <style:style style:name="TableCell1141" style:family="table-cell">
      <style:table-cell-properties fo:border="0.0069in solid #8EAADB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margin-bottom="0in" fo:line-height="100%"/>
    </style:style>
    <style:style style:name="TableCell1143" style:family="table-cell">
      <style:table-cell-properties fo:border="0.0069in solid #8EAADB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 fo:line-height="100%"/>
    </style:style>
    <style:style style:name="TableCell1145" style:family="table-cell">
      <style:table-cell-properties fo:border="0.0069in solid #8EAADB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margin-bottom="0in" fo:line-height="100%"/>
    </style:style>
    <style:style style:name="TableCell1147" style:family="table-cell">
      <style:table-cell-properties fo:border="0.0069in solid #8EAADB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margin-bottom="0in" fo:line-height="100%"/>
    </style:style>
    <style:style style:name="TableCell1149" style:family="table-cell">
      <style:table-cell-properties fo:border="0.0069in solid #8EAADB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margin-bottom="0in" fo:line-height="100%"/>
    </style:style>
    <style:style style:name="TableCell1151" style:family="table-cell">
      <style:table-cell-properties fo:border="0.0069in solid #8EAADB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margin-bottom="0in" fo:line-height="100%"/>
    </style:style>
    <style:style style:name="TableCell1153" style:family="table-cell">
      <style:table-cell-properties fo:border="0.0069in solid #8EAADB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margin-bottom="0in" fo:line-height="100%"/>
    </style:style>
    <style:style style:name="TableCell1155" style:family="table-cell">
      <style:table-cell-properties fo:border="0.0069in solid #8EAADB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 fo:line-height="100%"/>
    </style:style>
    <style:style style:name="TableCell1157" style:family="table-cell">
      <style:table-cell-properties fo:border="0.0069in solid #8EAADB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margin-bottom="0in" fo:line-height="100%"/>
    </style:style>
    <style:style style:name="TableCell1159" style:family="table-cell">
      <style:table-cell-properties fo:border="0.0069in solid #8EAADB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margin-bottom="0in" fo:line-height="100%"/>
    </style:style>
    <style:style style:name="TableRow1161" style:family="table-row">
      <style:table-row-properties style:min-row-height="0.2104in" style:use-optimal-row-height="false"/>
    </style:style>
    <style:style style:name="TableCell1162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116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text-align="center" fo:margin-bottom="0in" fo:line-height="100%"/>
    </style:style>
    <style:style style:name="TableCell11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text-align="center" fo:margin-bottom="0in" fo:line-height="100%"/>
    </style:style>
    <style:style style:name="TableCell11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text-align="center" fo:margin-bottom="0in" fo:line-height="100%"/>
    </style:style>
    <style:style style:name="TableCell11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text-align="center" fo:margin-bottom="0in" fo:line-height="100%"/>
    </style:style>
    <style:style style:name="TableCell11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text-align="center" fo:margin-bottom="0in" fo:line-height="100%"/>
    </style:style>
    <style:style style:name="TableCell117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text-align="center" fo:margin-bottom="0in" fo:line-height="100%"/>
    </style:style>
    <style:style style:name="TableCell11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text-align="center" fo:margin-bottom="0in" fo:line-height="100%"/>
    </style:style>
    <style:style style:name="TableCell11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text-align="center" fo:margin-bottom="0in" fo:line-height="100%"/>
    </style:style>
    <style:style style:name="TableCell11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text-align="center" fo:margin-bottom="0in" fo:line-height="100%"/>
    </style:style>
    <style:style style:name="TableCell11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text-align="center" fo:margin-bottom="0in" fo:line-height="100%"/>
    </style:style>
    <style:style style:name="TableCell118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85" style:parent-style-name="Normal" style:family="paragraph">
      <style:paragraph-properties fo:text-align="center" fo:margin-bottom="0in" fo:line-height="100%"/>
    </style:style>
    <style:style style:name="TableCell118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87" style:parent-style-name="Normal" style:family="paragraph">
      <style:paragraph-properties fo:text-align="center" fo:margin-bottom="0in" fo:line-height="100%"/>
    </style:style>
    <style:style style:name="TableCell11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text-align="center" fo:margin-bottom="0in" fo:line-height="100%"/>
    </style:style>
    <style:style style:name="TableCell11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91" style:parent-style-name="Normal" style:family="paragraph">
      <style:paragraph-properties fo:text-align="center" fo:margin-bottom="0in" fo:line-height="100%"/>
    </style:style>
    <style:style style:name="TableCell11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93" style:parent-style-name="Normal" style:family="paragraph">
      <style:paragraph-properties fo:text-align="center" fo:margin-bottom="0in" fo:line-height="100%"/>
    </style:style>
    <style:style style:name="TableCell119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95" style:parent-style-name="Normal" style:family="paragraph">
      <style:paragraph-properties fo:text-align="center" fo:margin-bottom="0in" fo:line-height="100%"/>
    </style:style>
    <style:style style:name="TableCell119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97" style:parent-style-name="Normal" style:family="paragraph">
      <style:paragraph-properties fo:text-align="center" fo:margin-bottom="0in" fo:line-height="100%"/>
    </style:style>
    <style:style style:name="TableCell119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text-align="center" fo:margin-bottom="0in" fo:line-height="100%"/>
    </style:style>
    <style:style style:name="TableCell120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text-align="center" fo:margin-bottom="0in" fo:line-height="100%"/>
    </style:style>
    <style:style style:name="TableCell120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text-align="center" fo:margin-bottom="0in" fo:line-height="100%"/>
    </style:style>
    <style:style style:name="TableCell120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text-align="center" fo:margin-bottom="0in" fo:line-height="100%"/>
    </style:style>
    <style:style style:name="TableCell120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text-align="center" fo:margin-bottom="0in" fo:line-height="100%"/>
    </style:style>
    <style:style style:name="TableCell120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text-align="center" fo:margin-bottom="0in" fo:line-height="100%"/>
    </style:style>
    <style:style style:name="TableCell121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text-align="center" fo:margin-bottom="0in" fo:line-height="100%"/>
    </style:style>
    <style:style style:name="TableCell121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text-align="center" fo:margin-bottom="0in" fo:line-height="100%"/>
    </style:style>
    <style:style style:name="TableCell121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text-align="center" fo:margin-bottom="0in" fo:line-height="100%"/>
    </style:style>
    <style:style style:name="TableCell121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text-align="center" fo:margin-bottom="0in" fo:line-height="100%"/>
    </style:style>
    <style:style style:name="TableCell121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</table:table-cell>
          <table:table-cell table:style-name="TableCell37" table:number-columns-spanned="18">
            <text:p text:style-name="P38">Requisitos funcion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" table:number-columns-spanned="13">
            <text:p text:style-name="P40">Requisitos de in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>
            <text:p text:style-name="P43">PA-01</text:p>
          </table:table-cell>
          <table:table-cell table:style-name="TableCell44">
            <text:p text:style-name="P45">X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 table:number-columns-spanned="2">
            <text:p text:style-name="P79">X</text:p>
          </table:table-cell>
          <table:covered-table-cell/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PA-02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>X</text:p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>
            <text:p text:style-name="P144">X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PA-03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>X</text:p>
          </table:table-cell>
          <table:table-cell table:style-name="TableCell176">
            <text:p text:style-name="P177">X</text:p>
          </table:table-cell>
          <table:table-cell table:style-name="TableCell178">
            <text:p text:style-name="P179">X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 table:number-columns-spanned="2">
            <text:p text:style-name="P205"/>
          </table:table-cell>
          <table:covered-table-cell/>
          <table:table-cell table:style-name="TableCell206">
            <text:p text:style-name="P207"/>
          </table:table-cell>
          <table:table-cell table:style-name="TableCell208">
            <text:p text:style-name="P209">X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PA-04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>X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 table:number-columns-spanned="2">
            <text:p text:style-name="P268"/>
          </table:table-cell>
          <table:covered-table-cell/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>X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PA-05</text:p>
          </table:table-cell>
          <table:table-cell table:style-name="TableCell296">
            <text:p text:style-name="P297"/>
          </table:table-cell>
          <table:table-cell table:style-name="TableCell298">
            <text:p text:style-name="P299">X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>X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>X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>X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 table:number-columns-spanned="2">
            <text:p text:style-name="P331"/>
          </table:table-cell>
          <table:covered-table-cell/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>X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PA-06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>X</text:p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 table:number-columns-spanned="2">
            <text:p text:style-name="P394"/>
          </table:table-cell>
          <table:covered-table-cell/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>X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PA-07</text:p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>X</text:p>
          </table:table-cell>
          <table:table-cell table:style-name="TableCell440">
            <text:p text:style-name="P441">X</text:p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 table:number-columns-spanned="2">
            <text:p text:style-name="P457"/>
          </table:table-cell>
          <table:covered-table-cell/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>X</text:p>
          </table:table-cell>
          <table:table-cell table:style-name="TableCell472">
            <text:p text:style-name="P473"/>
          </table:table-cell>
          <table:table-cell table:style-name="TableCell474">
            <text:p text:style-name="P475">X</text:p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</table:table-row>
        <table:table-row table:style-name="TableRow482">
          <table:table-cell table:style-name="TableCell483">
            <text:p text:style-name="P484">PA-08</text:p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>X</text:p>
          </table:table-cell>
          <table:table-cell table:style-name="TableCell507">
            <text:p text:style-name="P508">X</text:p>
          </table:table-cell>
          <table:table-cell table:style-name="TableCell509">
            <text:p text:style-name="P510"/>
          </table:table-cell>
          <table:table-cell table:style-name="TableCell511">
            <text:p text:style-name="P512">X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 table:number-columns-spanned="2">
            <text:p text:style-name="P520"/>
          </table:table-cell>
          <table:covered-table-cell/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>X</text:p>
          </table:table-cell>
          <table:table-cell table:style-name="TableCell537">
            <text:p text:style-name="P538"/>
          </table:table-cell>
          <table:table-cell table:style-name="TableCell539">
            <text:p text:style-name="P540">X</text:p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</table:table-row>
        <table:table-row table:style-name="TableRow545">
          <table:table-cell table:style-name="TableCell546">
            <text:p text:style-name="P547">PA-09</text:p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>X</text:p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>X</text:p>
          </table:table-cell>
          <table:table-cell table:style-name="TableCell578">
            <text:p text:style-name="P579">X</text:p>
          </table:table-cell>
          <table:table-cell table:style-name="TableCell580">
            <text:p text:style-name="P581"/>
          </table:table-cell>
          <table:table-cell table:style-name="TableCell582" table:number-columns-spanned="2">
            <text:p text:style-name="P583"/>
          </table:table-cell>
          <table:covered-table-cell/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>X</text:p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</table:table-row>
        <table:table-row table:style-name="TableRow608">
          <table:table-cell table:style-name="TableCell609">
            <text:p text:style-name="P610">PA-10</text:p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 table:number-columns-spanned="2">
            <text:p text:style-name="P646"/>
          </table:table-cell>
          <table:covered-table-cell/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</table:table-row>
        <table:table-row table:style-name="TableRow671">
          <table:table-cell table:style-name="TableCell672">
            <text:p text:style-name="P673">PA-11</text:p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 table:number-columns-spanned="2">
            <text:p text:style-name="P709"/>
          </table:table-cell>
          <table:covered-table-cell/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</table:table-row>
        <table:table-row table:style-name="TableRow734">
          <table:table-cell table:style-name="TableCell735">
            <text:p text:style-name="P736"/>
          </table:table-cell>
          <table:table-cell table:style-name="TableCell737">
            <text:p text:style-name="P738">01</text:p>
          </table:table-cell>
          <table:table-cell table:style-name="TableCell739">
            <text:p text:style-name="P740">02</text:p>
          </table:table-cell>
          <table:table-cell table:style-name="TableCell741">
            <text:p text:style-name="P742">03</text:p>
          </table:table-cell>
          <table:table-cell table:style-name="TableCell743">
            <text:p text:style-name="P744">04</text:p>
          </table:table-cell>
          <table:table-cell table:style-name="TableCell745">
            <text:p text:style-name="P746">05</text:p>
          </table:table-cell>
          <table:table-cell table:style-name="TableCell747">
            <text:p text:style-name="P748">06</text:p>
          </table:table-cell>
          <table:table-cell table:style-name="TableCell749">
            <text:p text:style-name="P750">07</text:p>
          </table:table-cell>
          <table:table-cell table:style-name="TableCell751">
            <text:p text:style-name="P752">08</text:p>
          </table:table-cell>
          <table:table-cell table:style-name="TableCell753">
            <text:p text:style-name="P754">09</text:p>
          </table:table-cell>
          <table:table-cell table:style-name="TableCell755">
            <text:p text:style-name="P756">10</text:p>
          </table:table-cell>
          <table:table-cell table:style-name="TableCell757">
            <text:p text:style-name="P758">11</text:p>
          </table:table-cell>
          <table:table-cell table:style-name="TableCell759">
            <text:p text:style-name="P760">12</text:p>
          </table:table-cell>
          <table:table-cell table:style-name="TableCell761">
            <text:p text:style-name="P762">13</text:p>
          </table:table-cell>
          <table:table-cell table:style-name="TableCell763">
            <text:p text:style-name="P764">14</text:p>
          </table:table-cell>
          <table:table-cell table:style-name="TableCell765">
            <text:p text:style-name="P766">15</text:p>
          </table:table-cell>
          <table:table-cell table:style-name="TableCell767">
            <text:p text:style-name="P768">16</text:p>
          </table:table-cell>
          <table:table-cell table:style-name="TableCell769">
            <text:p text:style-name="P770">17</text:p>
          </table:table-cell>
          <table:table-cell table:style-name="TableCell771" table:number-columns-spanned="2">
            <text:p text:style-name="P772">01</text:p>
          </table:table-cell>
          <table:covered-table-cell/>
          <table:table-cell table:style-name="TableCell773">
            <text:p text:style-name="P774">02</text:p>
          </table:table-cell>
          <table:table-cell table:style-name="TableCell775">
            <text:p text:style-name="P776">03</text:p>
          </table:table-cell>
          <table:table-cell table:style-name="TableCell777">
            <text:p text:style-name="P778">04</text:p>
          </table:table-cell>
          <table:table-cell table:style-name="TableCell779">
            <text:p text:style-name="P780">05</text:p>
          </table:table-cell>
          <table:table-cell table:style-name="TableCell781">
            <text:p text:style-name="P782">06</text:p>
          </table:table-cell>
          <table:table-cell table:style-name="TableCell783">
            <text:p text:style-name="P784">07</text:p>
          </table:table-cell>
          <table:table-cell table:style-name="TableCell785">
            <text:p text:style-name="P786">08</text:p>
          </table:table-cell>
          <table:table-cell table:style-name="TableCell787">
            <text:p text:style-name="P788">09</text:p>
          </table:table-cell>
          <table:table-cell table:style-name="TableCell789">
            <text:p text:style-name="P790">10</text:p>
          </table:table-cell>
          <table:table-cell table:style-name="TableCell791">
            <text:p text:style-name="P792">11</text:p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</table:table-row>
      </table:table>
      <text:p text:style-name="Normal">Matriz de<text:s/>pruebas de aceptación frente a<text:s/>Requisitos:</text:p>
      <text:p text:style-name="P797">(Hay dos PA-10 y 11 que verifican la RN-01 y 02, esas también se meten es esta tabla?)</text:p>
      <text:p text:style-name="Normal">Matriz Pruebas de aceptación frente a escenario de pruebas:</text:p>
      <table:table table:style-name="Table798">
        <table:table-columns>
          <table:table-column table:style-name="TableColumn799"/>
          <table:table-column table:style-name="TableColumn800"/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  <table:table-column table:style-name="TableColumn807"/>
          <table:table-column table:style-name="TableColumn808"/>
          <table:table-column table:style-name="TableColumn809"/>
          <table:table-column table:style-name="TableColumn810"/>
          <table:table-column table:style-name="TableColumn811"/>
        </table:table-columns>
        <table:table-row table:style-name="TableRow812">
          <table:table-cell table:style-name="TableCell813">
            <text:p text:style-name="P814"/>
          </table:table-cell>
          <table:table-cell table:style-name="TableCell815" table:number-columns-spanned="12">
            <text:p text:style-name="P816">Pruebas de Acept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7">
          <table:table-cell table:style-name="TableCell818">
            <text:p text:style-name="P819">Escenario 01</text:p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>X</text:p>
          </table:table-cell>
          <table:table-cell table:style-name="TableCell828">
            <text:p text:style-name="P829"/>
          </table:table-cell>
          <table:table-cell table:style-name="TableCell830">
            <text:p text:style-name="P831">X</text:p>
          </table:table-cell>
          <table:table-cell table:style-name="TableCell832">
            <text:p text:style-name="P833">X</text:p>
          </table:table-cell>
          <table:table-cell table:style-name="TableCell834">
            <text:p text:style-name="P835"/>
          </table:table-cell>
          <table:table-cell table:style-name="TableCell836">
            <text:p text:style-name="P837">X</text:p>
          </table:table-cell>
          <table:table-cell table:style-name="TableCell838">
            <text:p text:style-name="P839"/>
          </table:table-cell>
          <table:table-cell table:style-name="TableCell840">
            <text:p text:style-name="P841">X</text:p>
          </table:table-cell>
          <table:table-cell table:style-name="TableCell842">
            <text:p text:style-name="P843"/>
          </table:table-cell>
        </table:table-row>
        <table:table-row table:style-name="TableRow844">
          <table:table-cell table:style-name="TableCell845">
            <text:p text:style-name="P846">Escenario 02</text:p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>X</text:p>
          </table:table-cell>
          <table:table-cell table:style-name="TableCell855">
            <text:p text:style-name="P856"/>
          </table:table-cell>
          <table:table-cell table:style-name="TableCell857">
            <text:p text:style-name="P858">X</text:p>
          </table:table-cell>
          <table:table-cell table:style-name="TableCell859">
            <text:p text:style-name="P860">X</text:p>
          </table:table-cell>
          <table:table-cell table:style-name="TableCell861">
            <text:p text:style-name="P862"/>
          </table:table-cell>
          <table:table-cell table:style-name="TableCell863">
            <text:p text:style-name="P864">X</text:p>
          </table:table-cell>
          <table:table-cell table:style-name="TableCell865">
            <text:p text:style-name="P866"/>
          </table:table-cell>
          <table:table-cell table:style-name="TableCell867">
            <text:p text:style-name="P868">X</text:p>
          </table:table-cell>
          <table:table-cell table:style-name="TableCell869">
            <text:p text:style-name="P870"/>
          </table:table-cell>
        </table:table-row>
        <table:table-row table:style-name="TableRow871">
          <table:table-cell table:style-name="TableCell872">
            <text:p text:style-name="P873">Escenario 03</text:p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>X</text:p>
          </table:table-cell>
          <table:table-cell table:style-name="TableCell882">
            <text:p text:style-name="P883">X</text:p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>X</text:p>
          </table:table-cell>
          <table:table-cell table:style-name="TableCell890">
            <text:p text:style-name="P891">X</text:p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</table:table-row>
        <table:table-row table:style-name="TableRow898">
          <table:table-cell table:style-name="TableCell899">
            <text:p text:style-name="P900">Escenario 04</text:p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>X</text:p>
          </table:table-cell>
          <table:table-cell table:style-name="TableCell909">
            <text:p text:style-name="P910">X</text:p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>X</text:p>
          </table:table-cell>
          <table:table-cell table:style-name="TableCell917">
            <text:p text:style-name="P918">X</text:p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</table:table-row>
        <table:table-row table:style-name="TableRow925">
          <table:table-cell table:style-name="TableCell926">
            <text:p text:style-name="P927">Escenario 05</text:p>
          </table:table-cell>
          <table:table-cell table:style-name="TableCell928">
            <text:p text:style-name="P929">X</text:p>
          </table:table-cell>
          <table:table-cell table:style-name="TableCell930">
            <text:p text:style-name="P931">X</text:p>
          </table:table-cell>
          <table:table-cell table:style-name="TableCell932">
            <text:p text:style-name="P933"/>
          </table:table-cell>
          <table:table-cell table:style-name="TableCell934">
            <text:p text:style-name="P935">X</text:p>
          </table:table-cell>
          <table:table-cell table:style-name="TableCell936">
            <text:p text:style-name="P937">X</text:p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</table:table-row>
        <table:table-row table:style-name="TableRow952">
          <table:table-cell table:style-name="TableCell953">
            <text:p text:style-name="P954">Escenario 06</text:p>
          </table:table-cell>
          <table:table-cell table:style-name="TableCell955">
            <text:p text:style-name="P956">X</text:p>
          </table:table-cell>
          <table:table-cell table:style-name="TableCell957">
            <text:p text:style-name="P958">X</text:p>
          </table:table-cell>
          <table:table-cell table:style-name="TableCell959">
            <text:p text:style-name="P960">X</text:p>
          </table:table-cell>
          <table:table-cell table:style-name="TableCell961">
            <text:p text:style-name="P962">X</text:p>
          </table:table-cell>
          <table:table-cell table:style-name="TableCell963">
            <text:p text:style-name="P964">X</text:p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>X</text:p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</table:table-row>
        <table:table-row table:style-name="TableRow979">
          <table:table-cell table:style-name="TableCell980">
            <text:p text:style-name="P981"/>
          </table:table-cell>
          <table:table-cell table:style-name="TableCell982">
            <text:p text:style-name="P983">01</text:p>
          </table:table-cell>
          <table:table-cell table:style-name="TableCell984">
            <text:p text:style-name="P985">02</text:p>
          </table:table-cell>
          <table:table-cell table:style-name="TableCell986">
            <text:p text:style-name="P987">03</text:p>
          </table:table-cell>
          <table:table-cell table:style-name="TableCell988">
            <text:p text:style-name="P989">04</text:p>
          </table:table-cell>
          <table:table-cell table:style-name="TableCell990">
            <text:p text:style-name="P991">05</text:p>
          </table:table-cell>
          <table:table-cell table:style-name="TableCell992">
            <text:p text:style-name="P993">06</text:p>
          </table:table-cell>
          <table:table-cell table:style-name="TableCell994">
            <text:p text:style-name="P995">07</text:p>
          </table:table-cell>
          <table:table-cell table:style-name="TableCell996">
            <text:p text:style-name="P997">08</text:p>
          </table:table-cell>
          <table:table-cell table:style-name="TableCell998">
            <text:p text:style-name="P999">09</text:p>
          </table:table-cell>
          <table:table-cell table:style-name="TableCell1000">
            <text:p text:style-name="P1001">10</text:p>
          </table:table-cell>
          <table:table-cell table:style-name="TableCell1002">
            <text:p text:style-name="P1003">11</text:p>
          </table:table-cell>
          <table:table-cell table:style-name="TableCell1004">
            <text:p text:style-name="P1005"/>
          </table:table-cell>
        </table:table-row>
      </table:table>
      <text:p text:style-name="Normal"/>
      <text:p text:style-name="Normal"/>
      <text:p text:style-name="Normal"/>
      <text:soft-page-break/>
      <text:p text:style-name="Normal">Matriz de tipos de UML frente a Requisitos:</text:p>
      <table:table table:style-name="Table1006">
        <table:table-columns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  <table:table-column table:style-name="TableColumn1014"/>
          <table:table-column table:style-name="TableColumn1015"/>
          <table:table-column table:style-name="TableColumn1016"/>
          <table:table-column table:style-name="TableColumn1017"/>
          <table:table-column table:style-name="TableColumn1018"/>
          <table:table-column table:style-name="TableColumn1019"/>
          <table:table-column table:style-name="TableColumn1020"/>
          <table:table-column table:style-name="TableColumn1021"/>
          <table:table-column table:style-name="TableColumn1022"/>
          <table:table-column table:style-name="TableColumn1023"/>
          <table:table-column table:style-name="TableColumn1024"/>
          <table:table-column table:style-name="TableColumn1025"/>
          <table:table-column table:style-name="TableColumn1026"/>
          <table:table-column table:style-name="TableColumn1027"/>
          <table:table-column table:style-name="TableColumn1028"/>
          <table:table-column table:style-name="TableColumn1029"/>
          <table:table-column table:style-name="TableColumn1030"/>
          <table:table-column table:style-name="TableColumn1031"/>
          <table:table-column table:style-name="TableColumn1032"/>
          <table:table-column table:style-name="TableColumn1033"/>
          <table:table-column table:style-name="TableColumn1034"/>
          <table:table-column table:style-name="TableColumn1035"/>
        </table:table-columns>
        <table:table-row table:style-name="TableRow1036">
          <table:table-cell table:style-name="TableCell1037">
            <text:p text:style-name="P1038"/>
          </table:table-cell>
          <table:table-cell table:style-name="TableCell1039" table:number-columns-spanned="17">
            <text:p text:style-name="P1040">Requisitos<text:s/>funcion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41" table:number-columns-spanned="11">
            <text:p text:style-name="P1042">Requisitos de in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3">
          <table:table-cell table:style-name="TableCell1044">
            <text:p text:style-name="P1045">Venta</text:p>
          </table:table-cell>
          <table:table-cell table:style-name="TableCell1046">
            <text:p text:style-name="P1047">X</text:p>
          </table:table-cell>
          <table:table-cell table:style-name="TableCell1048">
            <text:p text:style-name="P1049">X</text:p>
          </table:table-cell>
          <table:table-cell table:style-name="TableCell1050">
            <text:p text:style-name="P1051">X</text:p>
          </table:table-cell>
          <table:table-cell table:style-name="TableCell1052">
            <text:p text:style-name="P1053">X</text:p>
          </table:table-cell>
          <table:table-cell table:style-name="TableCell1054">
            <text:p text:style-name="P1055">X</text:p>
          </table:table-cell>
          <table:table-cell table:style-name="TableCell1056">
            <text:p text:style-name="P1057">X</text:p>
          </table:table-cell>
          <table:table-cell table:style-name="TableCell1058">
            <text:p text:style-name="P1059">X</text:p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>X</text:p>
          </table:table-cell>
          <table:table-cell table:style-name="TableCell1076">
            <text:p text:style-name="P1077">X</text:p>
          </table:table-cell>
          <table:table-cell table:style-name="TableCell1078">
            <text:p text:style-name="P1079">X</text:p>
          </table:table-cell>
          <table:table-cell table:style-name="TableCell1080">
            <text:p text:style-name="P1081">X</text:p>
          </table:table-cell>
          <table:table-cell table:style-name="TableCell1082">
            <text:p text:style-name="P1083">X</text:p>
          </table:table-cell>
          <table:table-cell table:style-name="TableCell1084">
            <text:p text:style-name="P1085">X</text:p>
          </table:table-cell>
          <table:table-cell table:style-name="TableCell1086">
            <text:p text:style-name="P1087">X</text:p>
          </table:table-cell>
          <table:table-cell table:style-name="TableCell1088">
            <text:p text:style-name="P1089">X</text:p>
          </table:table-cell>
          <table:table-cell table:style-name="TableCell1090">
            <text:p text:style-name="P1091">X</text:p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</table:table-row>
        <table:table-row table:style-name="TableRow1102">
          <table:table-cell table:style-name="TableCell1103">
            <text:p text:style-name="P1104">Traspaso-Pedido</text:p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>
            <text:p text:style-name="P1116">X</text:p>
          </table:table-cell>
          <table:table-cell table:style-name="TableCell1117">
            <text:p text:style-name="P1118">X</text:p>
          </table:table-cell>
          <table:table-cell table:style-name="TableCell1119">
            <text:p text:style-name="P1120">X</text:p>
          </table:table-cell>
          <table:table-cell table:style-name="TableCell1121">
            <text:p text:style-name="P1122">X</text:p>
          </table:table-cell>
          <table:table-cell table:style-name="TableCell1123">
            <text:p text:style-name="P1124">X</text:p>
          </table:table-cell>
          <table:table-cell table:style-name="TableCell1125">
            <text:p text:style-name="P1126">X</text:p>
          </table:table-cell>
          <table:table-cell table:style-name="TableCell1127">
            <text:p text:style-name="P1128">X</text:p>
          </table:table-cell>
          <table:table-cell table:style-name="TableCell1129">
            <text:p text:style-name="P1130">X</text:p>
          </table:table-cell>
          <table:table-cell table:style-name="TableCell1131">
            <text:p text:style-name="P1132">X</text:p>
          </table:table-cell>
          <table:table-cell table:style-name="TableCell1133">
            <text:p text:style-name="P1134">X</text:p>
          </table:table-cell>
          <table:table-cell table:style-name="TableCell1135">
            <text:p text:style-name="P1136">X</text:p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>X</text:p>
          </table:table-cell>
          <table:table-cell table:style-name="TableCell1147">
            <text:p text:style-name="P1148">X</text:p>
          </table:table-cell>
          <table:table-cell table:style-name="TableCell1149">
            <text:p text:style-name="P1150">X</text:p>
          </table:table-cell>
          <table:table-cell table:style-name="TableCell1151">
            <text:p text:style-name="P1152">X</text:p>
          </table:table-cell>
          <table:table-cell table:style-name="TableCell1153">
            <text:p text:style-name="P1154">X</text:p>
          </table:table-cell>
          <table:table-cell table:style-name="TableCell1155">
            <text:p text:style-name="P1156">X</text:p>
          </table:table-cell>
          <table:table-cell table:style-name="TableCell1157">
            <text:p text:style-name="P1158">X</text:p>
          </table:table-cell>
          <table:table-cell table:style-name="TableCell1159">
            <text:p text:style-name="P1160">X</text:p>
          </table:table-cell>
        </table:table-row>
        <table:table-row table:style-name="TableRow1161">
          <table:table-cell table:style-name="TableCell1162">
            <text:p text:style-name="P1163"/>
          </table:table-cell>
          <table:table-cell table:style-name="TableCell1164">
            <text:p text:style-name="P1165">01</text:p>
          </table:table-cell>
          <table:table-cell table:style-name="TableCell1166">
            <text:p text:style-name="P1167">02</text:p>
          </table:table-cell>
          <table:table-cell table:style-name="TableCell1168">
            <text:p text:style-name="P1169">03</text:p>
          </table:table-cell>
          <table:table-cell table:style-name="TableCell1170">
            <text:p text:style-name="P1171">04</text:p>
          </table:table-cell>
          <table:table-cell table:style-name="TableCell1172">
            <text:p text:style-name="P1173">05</text:p>
          </table:table-cell>
          <table:table-cell table:style-name="TableCell1174">
            <text:p text:style-name="P1175">06</text:p>
          </table:table-cell>
          <table:table-cell table:style-name="TableCell1176">
            <text:p text:style-name="P1177">07</text:p>
          </table:table-cell>
          <table:table-cell table:style-name="TableCell1178">
            <text:p text:style-name="P1179">08</text:p>
          </table:table-cell>
          <table:table-cell table:style-name="TableCell1180">
            <text:p text:style-name="P1181">09</text:p>
          </table:table-cell>
          <table:table-cell table:style-name="TableCell1182">
            <text:p text:style-name="P1183">10</text:p>
          </table:table-cell>
          <table:table-cell table:style-name="TableCell1184">
            <text:p text:style-name="P1185">11</text:p>
          </table:table-cell>
          <table:table-cell table:style-name="TableCell1186">
            <text:p text:style-name="P1187">12</text:p>
          </table:table-cell>
          <table:table-cell table:style-name="TableCell1188">
            <text:p text:style-name="P1189">13</text:p>
          </table:table-cell>
          <table:table-cell table:style-name="TableCell1190">
            <text:p text:style-name="P1191">14</text:p>
          </table:table-cell>
          <table:table-cell table:style-name="TableCell1192">
            <text:p text:style-name="P1193">15</text:p>
          </table:table-cell>
          <table:table-cell table:style-name="TableCell1194">
            <text:p text:style-name="P1195">16</text:p>
          </table:table-cell>
          <table:table-cell table:style-name="TableCell1196">
            <text:p text:style-name="P1197">17</text:p>
          </table:table-cell>
          <table:table-cell table:style-name="TableCell1198">
            <text:p text:style-name="P1199">01</text:p>
          </table:table-cell>
          <table:table-cell table:style-name="TableCell1200">
            <text:p text:style-name="P1201">02</text:p>
          </table:table-cell>
          <table:table-cell table:style-name="TableCell1202">
            <text:p text:style-name="P1203">03</text:p>
          </table:table-cell>
          <table:table-cell table:style-name="TableCell1204">
            <text:p text:style-name="P1205">04</text:p>
          </table:table-cell>
          <table:table-cell table:style-name="TableCell1206">
            <text:p text:style-name="P1207">05</text:p>
          </table:table-cell>
          <table:table-cell table:style-name="TableCell1208">
            <text:p text:style-name="P1209">06</text:p>
          </table:table-cell>
          <table:table-cell table:style-name="TableCell1210">
            <text:p text:style-name="P1211">07</text:p>
          </table:table-cell>
          <table:table-cell table:style-name="TableCell1212">
            <text:p text:style-name="P1213">08</text:p>
          </table:table-cell>
          <table:table-cell table:style-name="TableCell1214">
            <text:p text:style-name="P1215">09</text:p>
          </table:table-cell>
          <table:table-cell table:style-name="TableCell1216">
            <text:p text:style-name="P1217">10</text:p>
          </table:table-cell>
          <table:table-cell table:style-name="TableCell1218">
            <text:p text:style-name="P1219">11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ús Pineda Márquez</meta:initial-creator>
    <dc:creator>jose luis marmol romero</dc:creator>
    <meta:creation-date>2017-04-24T09:44:00Z</meta:creation-date>
    <dc:date>2017-04-25T12:34:00Z</dc:date>
    <meta:template xlink:href="Normal" xlink:type="simple"/>
    <meta:editing-cycles>9</meta:editing-cycles>
    <meta:editing-duration>PT10740S</meta:editing-duration>
    <meta:document-statistic meta:page-count="2" meta:paragraph-count="2" meta:word-count="203" meta:character-count="1318" meta:row-count="9" meta:non-whitespace-character-count="1117"/>
  </office:meta>
</office:document-meta>
</file>